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4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in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k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6" office:value-type="float" office:value="-1.51332745816733" calcext:value-type="float">
            <text:p>-1.51332745816733</text:p>
          </table:table-cell>
          <table:table-cell table:style-name="ce8" office:value-type="float" office:value="-0.190978058059761" calcext:value-type="float">
            <text:p>-0.190978058059761</text:p>
          </table:table-cell>
        </table:table-row>
        <table:table-row table:style-name="ro1">
          <table:table-cell table:number-columns-repeated="10"/>
          <table:table-cell table:style-name="ce3"/>
          <table:table-cell office:value-type="float" office:value="-0.126948613972126" calcext:value-type="float">
            <text:p>-0.126948613972126</text:p>
          </table:table-cell>
          <table:table-cell table:style-name="ce9" office:value-type="float" office:value="1.21682312891986" calcext:value-type="float">
            <text:p>1.21682312891986</text:p>
          </table:table-cell>
        </table:table-row>
        <table:table-row table:style-name="ro1">
          <table:table-cell table:number-columns-repeated="10"/>
          <table:table-cell table:style-name="ce4"/>
          <table:table-cell table:style-name="ce7" office:value-type="float" office:value="0.443958319669714" calcext:value-type="float">
            <text:p>0.443958319669714</text:p>
          </table:table-cell>
          <table:table-cell table:style-name="ce10" office:value-type="float" office:value="0.388616726571429" calcext:value-type="float">
            <text:p>0.388616726571429</text:p>
          </table:table-cell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-1.4509161780303" calcext:value-type="float">
            <text:p>-1.4509161780303</text:p>
          </table:table-cell>
          <table:table-cell table:formula="of:=AVERAGE([.C25:.C9999])" office:value-type="float" office:value="-0.190343912397727" calcext:value-type="float">
            <text:p>-0.190343912397727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-0.100133855318378" calcext:value-type="float">
            <text:p>-0.100133855318378</text:p>
          </table:table-cell>
          <table:table-cell table:formula="of:=AVERAGE([.G25:.G9999])" office:value-type="float" office:value="1.04813654324324" calcext:value-type="float">
            <text:p>1.0481365432432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1.01175189135802" calcext:value-type="float">
            <text:p>1.01175189135802</text:p>
          </table:table-cell>
          <table:table-cell table:formula="of:=AVERAGE([.K25:.K9999])" office:value-type="float" office:value="0.400482783333333" calcext:value-type="float">
            <text:p>0.40048278333333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9261" calcext:value-type="float">
            <text:p>-0.499261</text:p>
          </table:table-cell>
          <table:table-cell office:value-type="float" office:value="-0.0612356" calcext:value-type="float">
            <text:p>-0.0612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1476" calcext:value-type="float">
            <text:p>-0.221476</text:p>
          </table:table-cell>
          <table:table-cell office:value-type="float" office:value="1.80389" calcext:value-type="float">
            <text:p>1.80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3693" calcext:value-type="float">
            <text:p>1.73693</text:p>
          </table:table-cell>
          <table:table-cell office:value-type="float" office:value="0.827345" calcext:value-type="float">
            <text:p>0.82734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1369" calcext:value-type="float">
            <text:p>-1.51369</text:p>
          </table:table-cell>
          <table:table-cell office:value-type="float" office:value="0.265446" calcext:value-type="float">
            <text:p>0.265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8015" calcext:value-type="float">
            <text:p>0.0628015</text:p>
          </table:table-cell>
          <table:table-cell office:value-type="float" office:value="0.390328" calcext:value-type="float">
            <text:p>0.390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0756" calcext:value-type="float">
            <text:p>1.20756</text:p>
          </table:table-cell>
          <table:table-cell office:value-type="float" office:value="0.704951" calcext:value-type="float">
            <text:p>0.7049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0321" calcext:value-type="float">
            <text:p>-1.60321</text:p>
          </table:table-cell>
          <table:table-cell office:value-type="float" office:value="0.362039" calcext:value-type="float">
            <text:p>0.362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49465" calcext:value-type="float">
            <text:p>-0.449465</text:p>
          </table:table-cell>
          <table:table-cell office:value-type="float" office:value="0.924052" calcext:value-type="float">
            <text:p>0.9240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173803" calcext:value-type="float">
            <text:p>-0.0173803</text:p>
          </table:table-cell>
          <table:table-cell office:value-type="float" office:value="0.0672351" calcext:value-type="float">
            <text:p>0.06723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9928" calcext:value-type="float">
            <text:p>-1.69928</text:p>
          </table:table-cell>
          <table:table-cell office:value-type="float" office:value="-0.384246" calcext:value-type="float">
            <text:p>-0.384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45055" calcext:value-type="float">
            <text:p>-0.0945055</text:p>
          </table:table-cell>
          <table:table-cell office:value-type="float" office:value="0.977684" calcext:value-type="float">
            <text:p>0.977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79202" calcext:value-type="float">
            <text:p>0.979202</text:p>
          </table:table-cell>
          <table:table-cell office:value-type="float" office:value="0.359072" calcext:value-type="float">
            <text:p>0.3590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9929" calcext:value-type="float">
            <text:p>-2.29929</text:p>
          </table:table-cell>
          <table:table-cell office:value-type="float" office:value="-0.358038" calcext:value-type="float">
            <text:p>-0.3580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49535" calcext:value-type="float">
            <text:p>0.0649535</text:p>
          </table:table-cell>
          <table:table-cell office:value-type="float" office:value="1.26422" calcext:value-type="float">
            <text:p>1.26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0.438427" calcext:value-type="float">
            <text:p>0.43842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3458" calcext:value-type="float">
            <text:p>-1.63458</text:p>
          </table:table-cell>
          <table:table-cell office:value-type="float" office:value="-0.129039" calcext:value-type="float">
            <text:p>-0.129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45305" calcext:value-type="float">
            <text:p>-0.445305</text:p>
          </table:table-cell>
          <table:table-cell office:value-type="float" office:value="1.50516" calcext:value-type="float">
            <text:p>1.50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6176" calcext:value-type="float">
            <text:p>0.986176</text:p>
          </table:table-cell>
          <table:table-cell office:value-type="float" office:value="0.168579" calcext:value-type="float">
            <text:p>0.16857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285" calcext:value-type="float">
            <text:p>-1.48285</text:p>
          </table:table-cell>
          <table:table-cell office:value-type="float" office:value="-0.450253" calcext:value-type="float">
            <text:p>-0.450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5973" calcext:value-type="float">
            <text:p>-0.225973</text:p>
          </table:table-cell>
          <table:table-cell office:value-type="float" office:value="0.253598" calcext:value-type="float">
            <text:p>0.2535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9636" calcext:value-type="float">
            <text:p>0.69636</text:p>
          </table:table-cell>
          <table:table-cell office:value-type="float" office:value="0.62103" calcext:value-type="float">
            <text:p>0.621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6683" calcext:value-type="float">
            <text:p>-1.56683</text:p>
          </table:table-cell>
          <table:table-cell office:value-type="float" office:value="0.241292" calcext:value-type="float">
            <text:p>0.241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99763" calcext:value-type="float">
            <text:p>-0.299763</text:p>
          </table:table-cell>
          <table:table-cell office:value-type="float" office:value="0.603434" calcext:value-type="float">
            <text:p>0.603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036" calcext:value-type="float">
            <text:p>1.91036</text:p>
          </table:table-cell>
          <table:table-cell office:value-type="float" office:value="0.807683" calcext:value-type="float">
            <text:p>0.80768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5832" calcext:value-type="float">
            <text:p>-2.25832</text:p>
          </table:table-cell>
          <table:table-cell office:value-type="float" office:value="-0.118366" calcext:value-type="float">
            <text:p>-0.1183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7758" calcext:value-type="float">
            <text:p>-0.197758</text:p>
          </table:table-cell>
          <table:table-cell office:value-type="float" office:value="1.50009" calcext:value-type="float">
            <text:p>1.500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6048" calcext:value-type="float">
            <text:p>0.266048</text:p>
          </table:table-cell>
          <table:table-cell office:value-type="float" office:value="0.268015" calcext:value-type="float">
            <text:p>0.2680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695" calcext:value-type="float">
            <text:p>-1.48695</text:p>
          </table:table-cell>
          <table:table-cell office:value-type="float" office:value="-0.226327" calcext:value-type="float">
            <text:p>-0.2263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3795" calcext:value-type="float">
            <text:p>0.113795</text:p>
          </table:table-cell>
          <table:table-cell office:value-type="float" office:value="0.558188" calcext:value-type="float">
            <text:p>0.558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236265" calcext:value-type="float">
            <text:p>0.23626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11746" calcext:value-type="float">
            <text:p>-0.711746</text:p>
          </table:table-cell>
          <table:table-cell office:value-type="float" office:value="-0.655026" calcext:value-type="float">
            <text:p>-0.6550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4114" calcext:value-type="float">
            <text:p>0.064114</text:p>
          </table:table-cell>
          <table:table-cell office:value-type="float" office:value="1.08612" calcext:value-type="float">
            <text:p>1.08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7808" calcext:value-type="float">
            <text:p>1.17808</text:p>
          </table:table-cell>
          <table:table-cell office:value-type="float" office:value="0.283359" calcext:value-type="float">
            <text:p>0.2833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8149" calcext:value-type="float">
            <text:p>-1.18149</text:p>
          </table:table-cell>
          <table:table-cell office:value-type="float" office:value="-0.117645" calcext:value-type="float">
            <text:p>-0.1176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0915" calcext:value-type="float">
            <text:p>-0.120915</text:p>
          </table:table-cell>
          <table:table-cell office:value-type="float" office:value="1.5998" calcext:value-type="float">
            <text:p>1.5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4534" calcext:value-type="float">
            <text:p>0.834534</text:p>
          </table:table-cell>
          <table:table-cell office:value-type="float" office:value="0.323172" calcext:value-type="float">
            <text:p>0.3231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48501" calcext:value-type="float">
            <text:p>-0.748501</text:p>
          </table:table-cell>
          <table:table-cell office:value-type="float" office:value="0.0398234" calcext:value-type="float">
            <text:p>0.0398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3971" calcext:value-type="float">
            <text:p>0.113971</text:p>
          </table:table-cell>
          <table:table-cell office:value-type="float" office:value="0.844664" calcext:value-type="float">
            <text:p>0.8446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6654" calcext:value-type="float">
            <text:p>0.426654</text:p>
          </table:table-cell>
          <table:table-cell office:value-type="float" office:value="-0.116503" calcext:value-type="float">
            <text:p>-0.1165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4619" calcext:value-type="float">
            <text:p>-1.54619</text:p>
          </table:table-cell>
          <table:table-cell office:value-type="float" office:value="0.271163" calcext:value-type="float">
            <text:p>0.2711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83109" calcext:value-type="float">
            <text:p>-0.483109</text:p>
          </table:table-cell>
          <table:table-cell office:value-type="float" office:value="1.28486" calcext:value-type="float">
            <text:p>1.28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4931" calcext:value-type="float">
            <text:p>0.54931</text:p>
          </table:table-cell>
          <table:table-cell office:value-type="float" office:value="0.472711" calcext:value-type="float">
            <text:p>0.4727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3412" calcext:value-type="float">
            <text:p>-2.23412</text:p>
          </table:table-cell>
          <table:table-cell office:value-type="float" office:value="-0.0707176" calcext:value-type="float">
            <text:p>-0.07071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38841" calcext:value-type="float">
            <text:p>-0.0938841</text:p>
          </table:table-cell>
          <table:table-cell office:value-type="float" office:value="1.61041" calcext:value-type="float">
            <text:p>1.610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3475" calcext:value-type="float">
            <text:p>0.633475</text:p>
          </table:table-cell>
          <table:table-cell office:value-type="float" office:value="-0.294034" calcext:value-type="float">
            <text:p>-0.29403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035" calcext:value-type="float">
            <text:p>-2.09035</text:p>
          </table:table-cell>
          <table:table-cell office:value-type="float" office:value="-0.580596" calcext:value-type="float">
            <text:p>-0.580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79402" calcext:value-type="float">
            <text:p>0.00179402</text:p>
          </table:table-cell>
          <table:table-cell office:value-type="float" office:value="0.487022" calcext:value-type="float">
            <text:p>0.487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1563" calcext:value-type="float">
            <text:p>0.831563</text:p>
          </table:table-cell>
          <table:table-cell office:value-type="float" office:value="0.295551" calcext:value-type="float">
            <text:p>0.2955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9918" calcext:value-type="float">
            <text:p>-2.19918</text:p>
          </table:table-cell>
          <table:table-cell office:value-type="float" office:value="-0.364972" calcext:value-type="float">
            <text:p>-0.3649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15814" calcext:value-type="float">
            <text:p>-0.415814</text:p>
          </table:table-cell>
          <table:table-cell office:value-type="float" office:value="0.707531" calcext:value-type="float">
            <text:p>0.7075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10567" calcext:value-type="float">
            <text:p>0.210567</text:p>
          </table:table-cell>
          <table:table-cell office:value-type="float" office:value="0.0695898" calcext:value-type="float">
            <text:p>0.06958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9264" calcext:value-type="float">
            <text:p>-2.29264</text:p>
          </table:table-cell>
          <table:table-cell office:value-type="float" office:value="-0.384073" calcext:value-type="float">
            <text:p>-0.3840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7276" calcext:value-type="float">
            <text:p>-0.287276</text:p>
          </table:table-cell>
          <table:table-cell office:value-type="float" office:value="1.4299" calcext:value-type="float">
            <text:p>1.42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9611" calcext:value-type="float">
            <text:p>0.329611</text:p>
          </table:table-cell>
          <table:table-cell office:value-type="float" office:value="0.0948717" calcext:value-type="float">
            <text:p>0.094871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1823" calcext:value-type="float">
            <text:p>-1.71823</text:p>
          </table:table-cell>
          <table:table-cell office:value-type="float" office:value="-0.411015" calcext:value-type="float">
            <text:p>-0.411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66446" calcext:value-type="float">
            <text:p>-0.0666446</text:p>
          </table:table-cell>
          <table:table-cell office:value-type="float" office:value="1.52168" calcext:value-type="float">
            <text:p>1.52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4541" calcext:value-type="float">
            <text:p>0.344541</text:p>
          </table:table-cell>
          <table:table-cell office:value-type="float" office:value="0.105343" calcext:value-type="float">
            <text:p>0.10534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5656" calcext:value-type="float">
            <text:p>-2.45656</text:p>
          </table:table-cell>
          <table:table-cell office:value-type="float" office:value="-0.528023" calcext:value-type="float">
            <text:p>-0.528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24349" calcext:value-type="float">
            <text:p>0.0724349</text:p>
          </table:table-cell>
          <table:table-cell office:value-type="float" office:value="1.05436" calcext:value-type="float">
            <text:p>1.05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7576" calcext:value-type="float">
            <text:p>1.87576</text:p>
          </table:table-cell>
          <table:table-cell office:value-type="float" office:value="0.386286" calcext:value-type="float">
            <text:p>0.38628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1482" calcext:value-type="float">
            <text:p>-0.551482</text:p>
          </table:table-cell>
          <table:table-cell office:value-type="float" office:value="-0.289495" calcext:value-type="float">
            <text:p>-0.289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88847" calcext:value-type="float">
            <text:p>0.0588847</text:p>
          </table:table-cell>
          <table:table-cell office:value-type="float" office:value="0.843051" calcext:value-type="float">
            <text:p>0.843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898" calcext:value-type="float">
            <text:p>1.98898</text:p>
          </table:table-cell>
          <table:table-cell office:value-type="float" office:value="0.52847" calcext:value-type="float">
            <text:p>0.5284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36403" calcext:value-type="float">
            <text:p>-0.136403</text:p>
          </table:table-cell>
          <table:table-cell office:value-type="float" office:value="-0.443648" calcext:value-type="float">
            <text:p>-0.443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09464" calcext:value-type="float">
            <text:p>-0.0509464</text:p>
          </table:table-cell>
          <table:table-cell office:value-type="float" office:value="0.455074" calcext:value-type="float">
            <text:p>0.4550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0808" calcext:value-type="float">
            <text:p>1.40808</text:p>
          </table:table-cell>
          <table:table-cell office:value-type="float" office:value="0.180669" calcext:value-type="float">
            <text:p>0.18066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9109" calcext:value-type="float">
            <text:p>-1.79109</text:p>
          </table:table-cell>
          <table:table-cell office:value-type="float" office:value="-0.20819" calcext:value-type="float">
            <text:p>-0.208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4443" calcext:value-type="float">
            <text:p>0.0194443</text:p>
          </table:table-cell>
          <table:table-cell office:value-type="float" office:value="0.86389" calcext:value-type="float">
            <text:p>0.86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9305" calcext:value-type="float">
            <text:p>0.19305</text:p>
          </table:table-cell>
          <table:table-cell office:value-type="float" office:value="0.129644" calcext:value-type="float">
            <text:p>0.1296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299" calcext:value-type="float">
            <text:p>-1.23299</text:p>
          </table:table-cell>
          <table:table-cell office:value-type="float" office:value="-0.0566847" calcext:value-type="float">
            <text:p>-0.05668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19648" calcext:value-type="float">
            <text:p>-0.0919648</text:p>
          </table:table-cell>
          <table:table-cell office:value-type="float" office:value="1.20257" calcext:value-type="float">
            <text:p>1.20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141" calcext:value-type="float">
            <text:p>1.55141</text:p>
          </table:table-cell>
          <table:table-cell office:value-type="float" office:value="1.18688" calcext:value-type="float">
            <text:p>1.186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6965" calcext:value-type="float">
            <text:p>-2.16965</text:p>
          </table:table-cell>
          <table:table-cell office:value-type="float" office:value="-0.398822" calcext:value-type="float">
            <text:p>-0.398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11768" calcext:value-type="float">
            <text:p>-0.0511768</text:p>
          </table:table-cell>
          <table:table-cell office:value-type="float" office:value="1.73653" calcext:value-type="float">
            <text:p>1.736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407" calcext:value-type="float">
            <text:p>1.2407</text:p>
          </table:table-cell>
          <table:table-cell office:value-type="float" office:value="0.561161" calcext:value-type="float">
            <text:p>0.56116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4045" calcext:value-type="float">
            <text:p>-2.04045</text:p>
          </table:table-cell>
          <table:table-cell office:value-type="float" office:value="0.429838" calcext:value-type="float">
            <text:p>0.4298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77182" calcext:value-type="float">
            <text:p>-0.277182</text:p>
          </table:table-cell>
          <table:table-cell office:value-type="float" office:value="1.02118" calcext:value-type="float">
            <text:p>1.02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1038" calcext:value-type="float">
            <text:p>0.91038</text:p>
          </table:table-cell>
          <table:table-cell office:value-type="float" office:value="0.345472" calcext:value-type="float">
            <text:p>0.3454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8399" calcext:value-type="float">
            <text:p>-1.68399</text:p>
          </table:table-cell>
          <table:table-cell office:value-type="float" office:value="-0.201117" calcext:value-type="float">
            <text:p>-0.201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0938" calcext:value-type="float">
            <text:p>-0.150938</text:p>
          </table:table-cell>
          <table:table-cell office:value-type="float" office:value="1.63724" calcext:value-type="float">
            <text:p>1.63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6336" calcext:value-type="float">
            <text:p>1.46336</text:p>
          </table:table-cell>
          <table:table-cell office:value-type="float" office:value="0.915821" calcext:value-type="float">
            <text:p>0.9158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419" calcext:value-type="float">
            <text:p>-1.46419</text:p>
          </table:table-cell>
          <table:table-cell office:value-type="float" office:value="-0.0441746" calcext:value-type="float">
            <text:p>-0.04417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53181" calcext:value-type="float">
            <text:p>-0.453181</text:p>
          </table:table-cell>
          <table:table-cell office:value-type="float" office:value="1.11879" calcext:value-type="float">
            <text:p>1.11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3901" calcext:value-type="float">
            <text:p>0.713901</text:p>
          </table:table-cell>
          <table:table-cell office:value-type="float" office:value="0.594833" calcext:value-type="float">
            <text:p>0.59483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3619" calcext:value-type="float">
            <text:p>-1.13619</text:p>
          </table:table-cell>
          <table:table-cell office:value-type="float" office:value="-0.892017" calcext:value-type="float">
            <text:p>-0.892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27101" calcext:value-type="float">
            <text:p>-0.327101</text:p>
          </table:table-cell>
          <table:table-cell office:value-type="float" office:value="1.22295" calcext:value-type="float">
            <text:p>1.222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6085" calcext:value-type="float">
            <text:p>1.16085</text:p>
          </table:table-cell>
          <table:table-cell office:value-type="float" office:value="-0.070032" calcext:value-type="float">
            <text:p>-0.0700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1035" calcext:value-type="float">
            <text:p>-1.51035</text:p>
          </table:table-cell>
          <table:table-cell office:value-type="float" office:value="-0.921798" calcext:value-type="float">
            <text:p>-0.9217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8602" calcext:value-type="float">
            <text:p>0.118602</text:p>
          </table:table-cell>
          <table:table-cell office:value-type="float" office:value="1.29304" calcext:value-type="float">
            <text:p>1.293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2168" calcext:value-type="float">
            <text:p>0.732168</text:p>
          </table:table-cell>
          <table:table-cell office:value-type="float" office:value="0.33188" calcext:value-type="float">
            <text:p>0.331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0599" calcext:value-type="float">
            <text:p>-1.50599</text:p>
          </table:table-cell>
          <table:table-cell office:value-type="float" office:value="-0.752517" calcext:value-type="float">
            <text:p>-0.7525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4356" calcext:value-type="float">
            <text:p>-0.284356</text:p>
          </table:table-cell>
          <table:table-cell office:value-type="float" office:value="1.5472" calcext:value-type="float">
            <text:p>1.5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48281" calcext:value-type="float">
            <text:p>0.948281</text:p>
          </table:table-cell>
          <table:table-cell office:value-type="float" office:value="0.759862" calcext:value-type="float">
            <text:p>0.75986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767" calcext:value-type="float">
            <text:p>-1.23767</text:p>
          </table:table-cell>
          <table:table-cell office:value-type="float" office:value="0.389077" calcext:value-type="float">
            <text:p>0.389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7615" calcext:value-type="float">
            <text:p>-0.137615</text:p>
          </table:table-cell>
          <table:table-cell office:value-type="float" office:value="0.534716" calcext:value-type="float">
            <text:p>0.534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0676" calcext:value-type="float">
            <text:p>0.390676</text:p>
          </table:table-cell>
          <table:table-cell office:value-type="float" office:value="0.24225" calcext:value-type="float">
            <text:p>0.242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3665" calcext:value-type="float">
            <text:p>-2.43665</text:p>
          </table:table-cell>
          <table:table-cell office:value-type="float" office:value="-0.218041" calcext:value-type="float">
            <text:p>-0.2180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5678" calcext:value-type="float">
            <text:p>-0.135678</text:p>
          </table:table-cell>
          <table:table-cell office:value-type="float" office:value="1.38574" calcext:value-type="float">
            <text:p>1.38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415" calcext:value-type="float">
            <text:p>1.12415</text:p>
          </table:table-cell>
          <table:table-cell office:value-type="float" office:value="0.417417" calcext:value-type="float">
            <text:p>0.41741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5069" calcext:value-type="float">
            <text:p>-1.35069</text:p>
          </table:table-cell>
          <table:table-cell office:value-type="float" office:value="-0.3323" calcext:value-type="float">
            <text:p>-0.33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6148" calcext:value-type="float">
            <text:p>0.0316148</text:p>
          </table:table-cell>
          <table:table-cell office:value-type="float" office:value="1.32787" calcext:value-type="float">
            <text:p>1.327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4677" calcext:value-type="float">
            <text:p>0.804677</text:p>
          </table:table-cell>
          <table:table-cell office:value-type="float" office:value="0.0562034" calcext:value-type="float">
            <text:p>0.056203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1149" calcext:value-type="float">
            <text:p>-1.01149</text:p>
          </table:table-cell>
          <table:table-cell office:value-type="float" office:value="-0.0714108" calcext:value-type="float">
            <text:p>-0.0714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4705" calcext:value-type="float">
            <text:p>0.0444705</text:p>
          </table:table-cell>
          <table:table-cell office:value-type="float" office:value="1.07117" calcext:value-type="float">
            <text:p>1.07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7324" calcext:value-type="float">
            <text:p>1.57324</text:p>
          </table:table-cell>
          <table:table-cell office:value-type="float" office:value="0.700699" calcext:value-type="float">
            <text:p>0.70069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6843" calcext:value-type="float">
            <text:p>-2.36843</text:p>
          </table:table-cell>
          <table:table-cell office:value-type="float" office:value="-0.587694" calcext:value-type="float">
            <text:p>-0.5876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1398" calcext:value-type="float">
            <text:p>-0.071398</text:p>
          </table:table-cell>
          <table:table-cell office:value-type="float" office:value="0.939851" calcext:value-type="float">
            <text:p>0.939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60675" calcext:value-type="float">
            <text:p>0.760675</text:p>
          </table:table-cell>
          <table:table-cell office:value-type="float" office:value="0.142697" calcext:value-type="float">
            <text:p>0.14269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5282" calcext:value-type="float">
            <text:p>-0.475282</text:p>
          </table:table-cell>
          <table:table-cell office:value-type="float" office:value="-0.558479" calcext:value-type="float">
            <text:p>-0.5584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97294" calcext:value-type="float">
            <text:p>-0.0797294</text:p>
          </table:table-cell>
          <table:table-cell office:value-type="float" office:value="1.11851" calcext:value-type="float">
            <text:p>1.11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456" calcext:value-type="float">
            <text:p>1.59456</text:p>
          </table:table-cell>
          <table:table-cell office:value-type="float" office:value="0.65093" calcext:value-type="float">
            <text:p>0.6509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325" calcext:value-type="float">
            <text:p>-1.7325</text:p>
          </table:table-cell>
          <table:table-cell office:value-type="float" office:value="-0.249313" calcext:value-type="float">
            <text:p>-0.249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81724" calcext:value-type="float">
            <text:p>-0.381724</text:p>
          </table:table-cell>
          <table:table-cell office:value-type="float" office:value="0.571095" calcext:value-type="float">
            <text:p>0.571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54131" calcext:value-type="float">
            <text:p>0.754131</text:p>
          </table:table-cell>
          <table:table-cell office:value-type="float" office:value="0.310967" calcext:value-type="float">
            <text:p>0.31096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7224" calcext:value-type="float">
            <text:p>-1.07224</text:p>
          </table:table-cell>
          <table:table-cell office:value-type="float" office:value="-0.201785" calcext:value-type="float">
            <text:p>-0.2017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0608" calcext:value-type="float">
            <text:p>-0.240608</text:p>
          </table:table-cell>
          <table:table-cell office:value-type="float" office:value="1.17521" calcext:value-type="float">
            <text:p>1.175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0217" calcext:value-type="float">
            <text:p>0.50217</text:p>
          </table:table-cell>
          <table:table-cell office:value-type="float" office:value="0.202826" calcext:value-type="float">
            <text:p>0.2028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1079" calcext:value-type="float">
            <text:p>-2.81079</text:p>
          </table:table-cell>
          <table:table-cell office:value-type="float" office:value="-0.242085" calcext:value-type="float">
            <text:p>-0.242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329" calcext:value-type="float">
            <text:p>-0.3329</text:p>
          </table:table-cell>
          <table:table-cell office:value-type="float" office:value="1.38001" calcext:value-type="float">
            <text:p>1.38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1.16401" calcext:value-type="float">
            <text:p>1.1640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1435" calcext:value-type="float">
            <text:p>-0.451435</text:p>
          </table:table-cell>
          <table:table-cell office:value-type="float" office:value="-0.318935" calcext:value-type="float">
            <text:p>-0.3189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6967" calcext:value-type="float">
            <text:p>0.286967</text:p>
          </table:table-cell>
          <table:table-cell office:value-type="float" office:value="0.52995" calcext:value-type="float">
            <text:p>0.52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5519" calcext:value-type="float">
            <text:p>0.435519</text:p>
          </table:table-cell>
          <table:table-cell office:value-type="float" office:value="0.25877" calcext:value-type="float">
            <text:p>0.2587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5931" calcext:value-type="float">
            <text:p>-2.45931</text:p>
          </table:table-cell>
          <table:table-cell office:value-type="float" office:value="-0.296224" calcext:value-type="float">
            <text:p>-0.2962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4667" calcext:value-type="float">
            <text:p>-0.34667</text:p>
          </table:table-cell>
          <table:table-cell office:value-type="float" office:value="1.69702" calcext:value-type="float">
            <text:p>1.697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0547" calcext:value-type="float">
            <text:p>1.30547</text:p>
          </table:table-cell>
          <table:table-cell office:value-type="float" office:value="0.742611" calcext:value-type="float">
            <text:p>0.7426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9573" calcext:value-type="float">
            <text:p>-1.09573</text:p>
          </table:table-cell>
          <table:table-cell office:value-type="float" office:value="0.178281" calcext:value-type="float">
            <text:p>0.178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1653" calcext:value-type="float">
            <text:p>-0.221653</text:p>
          </table:table-cell>
          <table:table-cell office:value-type="float" office:value="1.47778" calcext:value-type="float">
            <text:p>1.477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4653" calcext:value-type="float">
            <text:p>0.54653</text:p>
          </table:table-cell>
          <table:table-cell office:value-type="float" office:value="0.242725" calcext:value-type="float">
            <text:p>0.2427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98153" calcext:value-type="float">
            <text:p>-0.798153</text:p>
          </table:table-cell>
          <table:table-cell office:value-type="float" office:value="0.105336" calcext:value-type="float">
            <text:p>0.105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0845" calcext:value-type="float">
            <text:p>0.0850845</text:p>
          </table:table-cell>
          <table:table-cell office:value-type="float" office:value="0.83911" calcext:value-type="float">
            <text:p>0.839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4592" calcext:value-type="float">
            <text:p>1.34592</text:p>
          </table:table-cell>
          <table:table-cell office:value-type="float" office:value="1.11018" calcext:value-type="float">
            <text:p>1.1101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704" calcext:value-type="float">
            <text:p>-1.40704</text:p>
          </table:table-cell>
          <table:table-cell office:value-type="float" office:value="-0.694274" calcext:value-type="float">
            <text:p>-0.694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808" calcext:value-type="float">
            <text:p>-0.4808</text:p>
          </table:table-cell>
          <table:table-cell office:value-type="float" office:value="1.46247" calcext:value-type="float">
            <text:p>1.462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573907" calcext:value-type="float">
            <text:p>0.57390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4748" calcext:value-type="float">
            <text:p>-2.04748</text:p>
          </table:table-cell>
          <table:table-cell office:value-type="float" office:value="0.124415" calcext:value-type="float">
            <text:p>0.124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23461" calcext:value-type="float">
            <text:p>-0.323461</text:p>
          </table:table-cell>
          <table:table-cell office:value-type="float" office:value="0.347257" calcext:value-type="float">
            <text:p>0.347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01193" calcext:value-type="float">
            <text:p>0.901193</text:p>
          </table:table-cell>
          <table:table-cell office:value-type="float" office:value="0.320947" calcext:value-type="float">
            <text:p>0.32094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88075" calcext:value-type="float">
            <text:p>-0.388075</text:p>
          </table:table-cell>
          <table:table-cell office:value-type="float" office:value="-0.210231" calcext:value-type="float">
            <text:p>-0.210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52606" calcext:value-type="float">
            <text:p>-0.0752606</text:p>
          </table:table-cell>
          <table:table-cell office:value-type="float" office:value="0.959864" calcext:value-type="float">
            <text:p>0.959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259203" calcext:value-type="float">
            <text:p>0.2592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5275" calcext:value-type="float">
            <text:p>-2.45275</text:p>
          </table:table-cell>
          <table:table-cell office:value-type="float" office:value="0.0894885" calcext:value-type="float">
            <text:p>0.08948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5714" calcext:value-type="float">
            <text:p>-0.135714</text:p>
          </table:table-cell>
          <table:table-cell office:value-type="float" office:value="1.38363" calcext:value-type="float">
            <text:p>1.383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71103" calcext:value-type="float">
            <text:p>0.671103</text:p>
          </table:table-cell>
          <table:table-cell office:value-type="float" office:value="0.271813" calcext:value-type="float">
            <text:p>0.2718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7512" calcext:value-type="float">
            <text:p>-2.47512</text:p>
          </table:table-cell>
          <table:table-cell office:value-type="float" office:value="0.22881" calcext:value-type="float">
            <text:p>0.22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5468" calcext:value-type="float">
            <text:p>-0.145468</text:p>
          </table:table-cell>
          <table:table-cell office:value-type="float" office:value="1.77838" calcext:value-type="float">
            <text:p>1.77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6828" calcext:value-type="float">
            <text:p>0.366828</text:p>
          </table:table-cell>
          <table:table-cell office:value-type="float" office:value="0.155423" calcext:value-type="float">
            <text:p>0.1554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77604" calcext:value-type="float">
            <text:p>-0.777604</text:p>
          </table:table-cell>
          <table:table-cell office:value-type="float" office:value="-0.128458" calcext:value-type="float">
            <text:p>-0.1284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8782" calcext:value-type="float">
            <text:p>0.0178782</text:p>
          </table:table-cell>
          <table:table-cell office:value-type="float" office:value="0.548708" calcext:value-type="float">
            <text:p>0.548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84603" calcext:value-type="float">
            <text:p>0.684603</text:p>
          </table:table-cell>
          <table:table-cell office:value-type="float" office:value="0.059678" calcext:value-type="float">
            <text:p>0.05967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1801" calcext:value-type="float">
            <text:p>-1.61801</text:p>
          </table:table-cell>
          <table:table-cell office:value-type="float" office:value="-0.215364" calcext:value-type="float">
            <text:p>-0.215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1958" calcext:value-type="float">
            <text:p>0.171958</text:p>
          </table:table-cell>
          <table:table-cell office:value-type="float" office:value="0.981572" calcext:value-type="float">
            <text:p>0.9815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208" calcext:value-type="float">
            <text:p>1.8208</text:p>
          </table:table-cell>
          <table:table-cell office:value-type="float" office:value="0.662337" calcext:value-type="float">
            <text:p>0.66233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4644" calcext:value-type="float">
            <text:p>-2.34644</text:p>
          </table:table-cell>
          <table:table-cell office:value-type="float" office:value="-0.129468" calcext:value-type="float">
            <text:p>-0.129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78176" calcext:value-type="float">
            <text:p>-0.0378176</text:p>
          </table:table-cell>
          <table:table-cell office:value-type="float" office:value="1.86252" calcext:value-type="float">
            <text:p>1.86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1279" calcext:value-type="float">
            <text:p>0.621279</text:p>
          </table:table-cell>
          <table:table-cell office:value-type="float" office:value="0.0419218" calcext:value-type="float">
            <text:p>0.041921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87985" calcext:value-type="float">
            <text:p>-0.587985</text:p>
          </table:table-cell>
          <table:table-cell office:value-type="float" office:value="0.0297594" calcext:value-type="float">
            <text:p>0.02975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6633" calcext:value-type="float">
            <text:p>0.0456633</text:p>
          </table:table-cell>
          <table:table-cell office:value-type="float" office:value="0.573811" calcext:value-type="float">
            <text:p>0.5738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066" calcext:value-type="float">
            <text:p>2.00066</text:p>
          </table:table-cell>
          <table:table-cell office:value-type="float" office:value="0.736656" calcext:value-type="float">
            <text:p>0.7366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4921" calcext:value-type="float">
            <text:p>-2.54921</text:p>
          </table:table-cell>
          <table:table-cell office:value-type="float" office:value="-0.272282" calcext:value-type="float">
            <text:p>-0.2722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0775" calcext:value-type="float">
            <text:p>0.110775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0963" calcext:value-type="float">
            <text:p>1.30963</text:p>
          </table:table-cell>
          <table:table-cell office:value-type="float" office:value="0.937974" calcext:value-type="float">
            <text:p>0.93797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3773" calcext:value-type="float">
            <text:p>-2.33773</text:p>
          </table:table-cell>
          <table:table-cell office:value-type="float" office:value="0.265582" calcext:value-type="float">
            <text:p>0.2655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446775" calcext:value-type="float">
            <text:p>-0.0446775</text:p>
          </table:table-cell>
          <table:table-cell office:value-type="float" office:value="0.446026" calcext:value-type="float">
            <text:p>0.446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5597" calcext:value-type="float">
            <text:p>0.795597</text:p>
          </table:table-cell>
          <table:table-cell office:value-type="float" office:value="0.31606" calcext:value-type="float">
            <text:p>0.316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8436" calcext:value-type="float">
            <text:p>-1.08436</text:p>
          </table:table-cell>
          <table:table-cell office:value-type="float" office:value="-0.233094" calcext:value-type="float">
            <text:p>-0.2330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3459" calcext:value-type="float">
            <text:p>-0.403459</text:p>
          </table:table-cell>
          <table:table-cell office:value-type="float" office:value="1.45095" calcext:value-type="float">
            <text:p>1.45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4505" calcext:value-type="float">
            <text:p>1.84505</text:p>
          </table:table-cell>
          <table:table-cell office:value-type="float" office:value="0.838497" calcext:value-type="float">
            <text:p>0.83849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235" calcext:value-type="float">
            <text:p>-1.7235</text:p>
          </table:table-cell>
          <table:table-cell office:value-type="float" office:value="0.240157" calcext:value-type="float">
            <text:p>0.240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3763" calcext:value-type="float">
            <text:p>0.153763</text:p>
          </table:table-cell>
          <table:table-cell office:value-type="float" office:value="1.32336" calcext:value-type="float">
            <text:p>1.323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1438" calcext:value-type="float">
            <text:p>0.891438</text:p>
          </table:table-cell>
          <table:table-cell office:value-type="float" office:value="0.354059" calcext:value-type="float">
            <text:p>0.3540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2" calcext:value-type="float">
            <text:p>-1.112</text:p>
          </table:table-cell>
          <table:table-cell office:value-type="float" office:value="-0.195613" calcext:value-type="float">
            <text:p>-0.195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170671" calcext:value-type="float">
            <text:p>-0.0170671</text:p>
          </table:table-cell>
          <table:table-cell office:value-type="float" office:value="0.956764" calcext:value-type="float">
            <text:p>0.956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387" calcext:value-type="float">
            <text:p>1.11387</text:p>
          </table:table-cell>
          <table:table-cell office:value-type="float" office:value="0.47446" calcext:value-type="float">
            <text:p>0.4744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77581" calcext:value-type="float">
            <text:p>-0.577581</text:p>
          </table:table-cell>
          <table:table-cell office:value-type="float" office:value="-0.428117" calcext:value-type="float">
            <text:p>-0.428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1026" calcext:value-type="float">
            <text:p>0.0201026</text:p>
          </table:table-cell>
          <table:table-cell office:value-type="float" office:value="0.642278" calcext:value-type="float">
            <text:p>0.642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1366" calcext:value-type="float">
            <text:p>1.21366</text:p>
          </table:table-cell>
          <table:table-cell office:value-type="float" office:value="0.0800738" calcext:value-type="float">
            <text:p>0.080073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468" calcext:value-type="float">
            <text:p>-2.51468</text:p>
          </table:table-cell>
          <table:table-cell office:value-type="float" office:value="-0.24391" calcext:value-type="float">
            <text:p>-0.243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85571" calcext:value-type="float">
            <text:p>-0.0785571</text:p>
          </table:table-cell>
          <table:table-cell office:value-type="float" office:value="1.28404" calcext:value-type="float">
            <text:p>1.284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2037" calcext:value-type="float">
            <text:p>1.22037</text:p>
          </table:table-cell>
          <table:table-cell office:value-type="float" office:value="0.517024" calcext:value-type="float">
            <text:p>0.5170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1301" calcext:value-type="float">
            <text:p>-2.31301</text:p>
          </table:table-cell>
          <table:table-cell office:value-type="float" office:value="-0.294402" calcext:value-type="float">
            <text:p>-0.2944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7013" calcext:value-type="float">
            <text:p>-0.097013</text:p>
          </table:table-cell>
          <table:table-cell office:value-type="float" office:value="1.48395" calcext:value-type="float">
            <text:p>1.48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41" calcext:value-type="float">
            <text:p>1.9841</text:p>
          </table:table-cell>
          <table:table-cell office:value-type="float" office:value="0.915468" calcext:value-type="float">
            <text:p>0.9154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0393" calcext:value-type="float">
            <text:p>-1.30393</text:p>
          </table:table-cell>
          <table:table-cell office:value-type="float" office:value="0.114933" calcext:value-type="float">
            <text:p>0.114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8621" calcext:value-type="float">
            <text:p>-0.408621</text:p>
          </table:table-cell>
          <table:table-cell office:value-type="float" office:value="0.791373" calcext:value-type="float">
            <text:p>0.7913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02925" calcext:value-type="float">
            <text:p>0.402925</text:p>
          </table:table-cell>
          <table:table-cell office:value-type="float" office:value="-0.293767" calcext:value-type="float">
            <text:p>-0.29376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7892" calcext:value-type="float">
            <text:p>-1.17892</text:p>
          </table:table-cell>
          <table:table-cell office:value-type="float" office:value="0.00162141" calcext:value-type="float">
            <text:p>0.00162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77954" calcext:value-type="float">
            <text:p>-0.0977954</text:p>
          </table:table-cell>
          <table:table-cell office:value-type="float" office:value="0.504033" calcext:value-type="float">
            <text:p>0.504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38717" calcext:value-type="float">
            <text:p>0.0638717</text:p>
          </table:table-cell>
          <table:table-cell office:value-type="float" office:value="-0.0230903" calcext:value-type="float">
            <text:p>-0.02309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7878" calcext:value-type="float">
            <text:p>-2.17878</text:p>
          </table:table-cell>
          <table:table-cell office:value-type="float" office:value="-0.0703754" calcext:value-type="float">
            <text:p>-0.07037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17912" calcext:value-type="float">
            <text:p>0.0617912</text:p>
          </table:table-cell>
          <table:table-cell office:value-type="float" office:value="1.73947" calcext:value-type="float">
            <text:p>1.739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694" calcext:value-type="float">
            <text:p>1.59694</text:p>
          </table:table-cell>
          <table:table-cell office:value-type="float" office:value="0.764727" calcext:value-type="float">
            <text:p>0.76472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80086" calcext:value-type="float">
            <text:p>-0.380086</text:p>
          </table:table-cell>
          <table:table-cell office:value-type="float" office:value="0.278372" calcext:value-type="float">
            <text:p>0.278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7132" calcext:value-type="float">
            <text:p>-0.157132</text:p>
          </table:table-cell>
          <table:table-cell office:value-type="float" office:value="1.14187" calcext:value-type="float">
            <text:p>1.141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9977" calcext:value-type="float">
            <text:p>1.39977</text:p>
          </table:table-cell>
          <table:table-cell office:value-type="float" office:value="0.416414" calcext:value-type="float">
            <text:p>0.4164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5583" calcext:value-type="float">
            <text:p>-0.685583</text:p>
          </table:table-cell>
          <table:table-cell office:value-type="float" office:value="-0.466433" calcext:value-type="float">
            <text:p>-0.4664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34232" calcext:value-type="float">
            <text:p>-0.234232</text:p>
          </table:table-cell>
          <table:table-cell office:value-type="float" office:value="1.23414" calcext:value-type="float">
            <text:p>1.234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72883" calcext:value-type="float">
            <text:p>0.772883</text:p>
          </table:table-cell>
          <table:table-cell office:value-type="float" office:value="0.394705" calcext:value-type="float">
            <text:p>0.3947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0885" calcext:value-type="float">
            <text:p>-0.450885</text:p>
          </table:table-cell>
          <table:table-cell office:value-type="float" office:value="-0.596072" calcext:value-type="float">
            <text:p>-0.596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89579" calcext:value-type="float">
            <text:p>0.0989579</text:p>
          </table:table-cell>
          <table:table-cell office:value-type="float" office:value="0.329103" calcext:value-type="float">
            <text:p>0.3291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84581" calcext:value-type="float">
            <text:p>0.484581</text:p>
          </table:table-cell>
          <table:table-cell office:value-type="float" office:value="0.237697" calcext:value-type="float">
            <text:p>0.23769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8188" calcext:value-type="float">
            <text:p>-1.08188</text:p>
          </table:table-cell>
          <table:table-cell office:value-type="float" office:value="0.165561" calcext:value-type="float">
            <text:p>0.1655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94159" calcext:value-type="float">
            <text:p>-0.0694159</text:p>
          </table:table-cell>
          <table:table-cell office:value-type="float" office:value="0.900879" calcext:value-type="float">
            <text:p>0.900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3113" calcext:value-type="float">
            <text:p>1.53113</text:p>
          </table:table-cell>
          <table:table-cell office:value-type="float" office:value="0.765361" calcext:value-type="float">
            <text:p>0.76536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7714" calcext:value-type="float">
            <text:p>-2.07714</text:p>
          </table:table-cell>
          <table:table-cell office:value-type="float" office:value="-0.7923" calcext:value-type="float">
            <text:p>-0.79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3241" calcext:value-type="float">
            <text:p>-0.243241</text:p>
          </table:table-cell>
          <table:table-cell office:value-type="float" office:value="1.27004" calcext:value-type="float">
            <text:p>1.27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535" calcext:value-type="float">
            <text:p>1.64535</text:p>
          </table:table-cell>
          <table:table-cell office:value-type="float" office:value="0.74833" calcext:value-type="float">
            <text:p>0.7483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8183" calcext:value-type="float">
            <text:p>-1.18183</text:p>
          </table:table-cell>
          <table:table-cell office:value-type="float" office:value="-0.747411" calcext:value-type="float">
            <text:p>-0.7474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16125" calcext:value-type="float">
            <text:p>-0.0516125</text:p>
          </table:table-cell>
          <table:table-cell office:value-type="float" office:value="1.04137" calcext:value-type="float">
            <text:p>1.041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21866" calcext:value-type="float">
            <text:p>0.521866</text:p>
          </table:table-cell>
          <table:table-cell office:value-type="float" office:value="-0.0496874" calcext:value-type="float">
            <text:p>-0.049687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0054" calcext:value-type="float">
            <text:p>-1.70054</text:p>
          </table:table-cell>
          <table:table-cell office:value-type="float" office:value="-0.616073" calcext:value-type="float">
            <text:p>-0.6160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10944" calcext:value-type="float">
            <text:p>-0.0510944</text:p>
          </table:table-cell>
          <table:table-cell office:value-type="float" office:value="1.67904" calcext:value-type="float">
            <text:p>1.679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511" calcext:value-type="float">
            <text:p>1.72511</text:p>
          </table:table-cell>
          <table:table-cell office:value-type="float" office:value="0.762195" calcext:value-type="float">
            <text:p>0.76219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8942" calcext:value-type="float">
            <text:p>-0.458942</text:p>
          </table:table-cell>
          <table:table-cell office:value-type="float" office:value="-0.326455" calcext:value-type="float">
            <text:p>-0.326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50845" calcext:value-type="float">
            <text:p>-0.450845</text:p>
          </table:table-cell>
          <table:table-cell office:value-type="float" office:value="1.21386" calcext:value-type="float">
            <text:p>1.213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312" calcext:value-type="float">
            <text:p>0.79312</text:p>
          </table:table-cell>
          <table:table-cell office:value-type="float" office:value="0.511217" calcext:value-type="float">
            <text:p>0.51121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7041" calcext:value-type="float">
            <text:p>-1.87041</text:p>
          </table:table-cell>
          <table:table-cell office:value-type="float" office:value="0.173688" calcext:value-type="float">
            <text:p>0.173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3506" calcext:value-type="float">
            <text:p>0.133506</text:p>
          </table:table-cell>
          <table:table-cell office:value-type="float" office:value="0.918825" calcext:value-type="float">
            <text:p>0.9188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4256" calcext:value-type="float">
            <text:p>0.394256</text:p>
          </table:table-cell>
          <table:table-cell office:value-type="float" office:value="0.00208755" calcext:value-type="float">
            <text:p>0.0020875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8208" calcext:value-type="float">
            <text:p>-2.18208</text:p>
          </table:table-cell>
          <table:table-cell office:value-type="float" office:value="-0.276524" calcext:value-type="float">
            <text:p>-0.2765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441808" calcext:value-type="float">
            <text:p>-0.0441808</text:p>
          </table:table-cell>
          <table:table-cell office:value-type="float" office:value="0.584322" calcext:value-type="float">
            <text:p>0.5843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7939" calcext:value-type="float">
            <text:p>1.77939</text:p>
          </table:table-cell>
          <table:table-cell office:value-type="float" office:value="0.691058" calcext:value-type="float">
            <text:p>0.69105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2682" calcext:value-type="float">
            <text:p>-0.72682</text:p>
          </table:table-cell>
          <table:table-cell office:value-type="float" office:value="-0.28366" calcext:value-type="float">
            <text:p>-0.283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96568" calcext:value-type="float">
            <text:p>-0.0796568</text:p>
          </table:table-cell>
          <table:table-cell office:value-type="float" office:value="1.06362" calcext:value-type="float">
            <text:p>1.063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717" calcext:value-type="float">
            <text:p>1.36717</text:p>
          </table:table-cell>
          <table:table-cell office:value-type="float" office:value="0.681114" calcext:value-type="float">
            <text:p>0.6811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4688" calcext:value-type="float">
            <text:p>-1.44688</text:p>
          </table:table-cell>
          <table:table-cell office:value-type="float" office:value="-0.309433" calcext:value-type="float">
            <text:p>-0.3094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95659" calcext:value-type="float">
            <text:p>0.00895659</text:p>
          </table:table-cell>
          <table:table-cell office:value-type="float" office:value="1.16578" calcext:value-type="float">
            <text:p>1.165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0292" calcext:value-type="float">
            <text:p>1.60292</text:p>
          </table:table-cell>
          <table:table-cell office:value-type="float" office:value="1.01019" calcext:value-type="float">
            <text:p>1.0101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5964" calcext:value-type="float">
            <text:p>-0.425964</text:p>
          </table:table-cell>
          <table:table-cell office:value-type="float" office:value="-0.395437" calcext:value-type="float">
            <text:p>-0.3954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1278" calcext:value-type="float">
            <text:p>-0.171278</text:p>
          </table:table-cell>
          <table:table-cell office:value-type="float" office:value="1.38982" calcext:value-type="float">
            <text:p>1.389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6378" calcext:value-type="float">
            <text:p>1.76378</text:p>
          </table:table-cell>
          <table:table-cell office:value-type="float" office:value="0.291525" calcext:value-type="float">
            <text:p>0.2915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9028" calcext:value-type="float">
            <text:p>-1.79028</text:p>
          </table:table-cell>
          <table:table-cell office:value-type="float" office:value="-0.371134" calcext:value-type="float">
            <text:p>-0.3711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00504" calcext:value-type="float">
            <text:p>-0.200504</text:p>
          </table:table-cell>
          <table:table-cell office:value-type="float" office:value="0.842022" calcext:value-type="float">
            <text:p>0.842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34542" calcext:value-type="float">
            <text:p>0.534542</text:p>
          </table:table-cell>
          <table:table-cell office:value-type="float" office:value="-0.221663" calcext:value-type="float">
            <text:p>-0.22166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5989" calcext:value-type="float">
            <text:p>-1.05989</text:p>
          </table:table-cell>
          <table:table-cell office:value-type="float" office:value="0.336678" calcext:value-type="float">
            <text:p>0.336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79112" calcext:value-type="float">
            <text:p>-0.0779112</text:p>
          </table:table-cell>
          <table:table-cell office:value-type="float" office:value="0.896374" calcext:value-type="float">
            <text:p>0.8963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0274" calcext:value-type="float">
            <text:p>1.30274</text:p>
          </table:table-cell>
          <table:table-cell office:value-type="float" office:value="0.366262" calcext:value-type="float">
            <text:p>0.36626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2423" calcext:value-type="float">
            <text:p>-1.22423</text:p>
          </table:table-cell>
          <table:table-cell office:value-type="float" office:value="0.385848" calcext:value-type="float">
            <text:p>0.3858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958" calcext:value-type="float">
            <text:p>0.12958</text:p>
          </table:table-cell>
          <table:table-cell office:value-type="float" office:value="0.875152" calcext:value-type="float">
            <text:p>0.8751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60678" calcext:value-type="float">
            <text:p>0.0160678</text:p>
          </table:table-cell>
          <table:table-cell office:value-type="float" office:value="0.213499" calcext:value-type="float">
            <text:p>0.21349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1251" calcext:value-type="float">
            <text:p>-1.01251</text:p>
          </table:table-cell>
          <table:table-cell office:value-type="float" office:value="-0.0440229" calcext:value-type="float">
            <text:p>-0.04402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5978" calcext:value-type="float">
            <text:p>-0.195978</text:p>
          </table:table-cell>
          <table:table-cell office:value-type="float" office:value="1.38031" calcext:value-type="float">
            <text:p>1.380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61435" calcext:value-type="float">
            <text:p>0.561435</text:p>
          </table:table-cell>
          <table:table-cell office:value-type="float" office:value="-0.170464" calcext:value-type="float">
            <text:p>-0.1704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894" calcext:value-type="float">
            <text:p>-2.1894</text:p>
          </table:table-cell>
          <table:table-cell office:value-type="float" office:value="-0.800676" calcext:value-type="float">
            <text:p>-0.800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99658" calcext:value-type="float">
            <text:p>-0.0399658</text:p>
          </table:table-cell>
          <table:table-cell office:value-type="float" office:value="1.17369" calcext:value-type="float">
            <text:p>1.173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10214" calcext:value-type="float">
            <text:p>-0.610214</text:p>
          </table:table-cell>
          <table:table-cell office:value-type="float" office:value="-0.166977" calcext:value-type="float">
            <text:p>-0.166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3052" calcext:value-type="float">
            <text:p>0.263052</text:p>
          </table:table-cell>
          <table:table-cell office:value-type="float" office:value="0.940845" calcext:value-type="float">
            <text:p>0.9408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9969" calcext:value-type="float">
            <text:p>-1.19969</text:p>
          </table:table-cell>
          <table:table-cell office:value-type="float" office:value="-0.296873" calcext:value-type="float">
            <text:p>-0.2968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9524" calcext:value-type="float">
            <text:p>-0.109524</text:p>
          </table:table-cell>
          <table:table-cell office:value-type="float" office:value="1.31844" calcext:value-type="float">
            <text:p>1.3184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779" calcext:value-type="float">
            <text:p>-1.1779</text:p>
          </table:table-cell>
          <table:table-cell office:value-type="float" office:value="-0.460586" calcext:value-type="float">
            <text:p>-0.4605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65369" calcext:value-type="float">
            <text:p>-0.0365369</text:p>
          </table:table-cell>
          <table:table-cell office:value-type="float" office:value="1.75382" calcext:value-type="float">
            <text:p>1.753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628" calcext:value-type="float">
            <text:p>-1.23628</text:p>
          </table:table-cell>
          <table:table-cell office:value-type="float" office:value="0.338048" calcext:value-type="float">
            <text:p>0.338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19596" calcext:value-type="float">
            <text:p>0.00319596</text:p>
          </table:table-cell>
          <table:table-cell office:value-type="float" office:value="1.62308" calcext:value-type="float">
            <text:p>1.623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9617" calcext:value-type="float">
            <text:p>-2.59617</text:p>
          </table:table-cell>
          <table:table-cell office:value-type="float" office:value="0.000440827" calcext:value-type="float">
            <text:p>0.0004408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4191" calcext:value-type="float">
            <text:p>-0.114191</text:p>
          </table:table-cell>
          <table:table-cell office:value-type="float" office:value="0.868625" calcext:value-type="float">
            <text:p>0.8686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3092" calcext:value-type="float">
            <text:p>-0.523092</text:p>
          </table:table-cell>
          <table:table-cell office:value-type="float" office:value="-0.189226" calcext:value-type="float">
            <text:p>-0.189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99482" calcext:value-type="float">
            <text:p>-0.0599482</text:p>
          </table:table-cell>
          <table:table-cell office:value-type="float" office:value="1.58766" calcext:value-type="float">
            <text:p>1.587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6986" calcext:value-type="float">
            <text:p>-2.26986</text:p>
          </table:table-cell>
          <table:table-cell office:value-type="float" office:value="-0.701232" calcext:value-type="float">
            <text:p>-0.7012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01544" calcext:value-type="float">
            <text:p>-0.301544</text:p>
          </table:table-cell>
          <table:table-cell office:value-type="float" office:value="0.482043" calcext:value-type="float">
            <text:p>0.4820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0545" calcext:value-type="float">
            <text:p>-0.920545</text:p>
          </table:table-cell>
          <table:table-cell office:value-type="float" office:value="-0.253044" calcext:value-type="float">
            <text:p>-0.2530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90719" calcext:value-type="float">
            <text:p>-0.290719</text:p>
          </table:table-cell>
          <table:table-cell office:value-type="float" office:value="1.51833" calcext:value-type="float">
            <text:p>1.518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716" calcext:value-type="float">
            <text:p>-2.2716</text:p>
          </table:table-cell>
          <table:table-cell office:value-type="float" office:value="-0.153357" calcext:value-type="float">
            <text:p>-0.153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5288" calcext:value-type="float">
            <text:p>0.215288</text:p>
          </table:table-cell>
          <table:table-cell office:value-type="float" office:value="0.484665" calcext:value-type="float">
            <text:p>0.4846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6909" calcext:value-type="float">
            <text:p>-1.26909</text:p>
          </table:table-cell>
          <table:table-cell office:value-type="float" office:value="-0.701825" calcext:value-type="float">
            <text:p>-0.701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5087" calcext:value-type="float">
            <text:p>0.145087</text:p>
          </table:table-cell>
          <table:table-cell office:value-type="float" office:value="0.939982" calcext:value-type="float">
            <text:p>0.9399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4999" calcext:value-type="float">
            <text:p>-1.34999</text:p>
          </table:table-cell>
          <table:table-cell office:value-type="float" office:value="-0.188381" calcext:value-type="float">
            <text:p>-0.188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5355" calcext:value-type="float">
            <text:p>-0.285355</text:p>
          </table:table-cell>
          <table:table-cell office:value-type="float" office:value="1.39515" calcext:value-type="float">
            <text:p>1.395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1468" calcext:value-type="float">
            <text:p>-0.491468</text:p>
          </table:table-cell>
          <table:table-cell office:value-type="float" office:value="-0.439245" calcext:value-type="float">
            <text:p>-0.4392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7718" calcext:value-type="float">
            <text:p>0.137718</text:p>
          </table:table-cell>
          <table:table-cell office:value-type="float" office:value="1.39013" calcext:value-type="float">
            <text:p>1.390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66125" calcext:value-type="float">
            <text:p>-0.866125</text:p>
          </table:table-cell>
          <table:table-cell office:value-type="float" office:value="-0.535217" calcext:value-type="float">
            <text:p>-0.5352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1872" calcext:value-type="float">
            <text:p>-0.21872</text:p>
          </table:table-cell>
          <table:table-cell office:value-type="float" office:value="1.0693" calcext:value-type="float">
            <text:p>1.06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48274" calcext:value-type="float">
            <text:p>-0.948274</text:p>
          </table:table-cell>
          <table:table-cell office:value-type="float" office:value="-0.422032" calcext:value-type="float">
            <text:p>-0.422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8785" calcext:value-type="float">
            <text:p>-0.058785</text:p>
          </table:table-cell>
          <table:table-cell office:value-type="float" office:value="1.09472" calcext:value-type="float">
            <text:p>1.094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56172" calcext:value-type="float">
            <text:p>-0.856172</text:p>
          </table:table-cell>
          <table:table-cell office:value-type="float" office:value="-0.0811541" calcext:value-type="float">
            <text:p>-0.08115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8826" calcext:value-type="float">
            <text:p>-0.148826</text:p>
          </table:table-cell>
          <table:table-cell office:value-type="float" office:value="0.421336" calcext:value-type="float">
            <text:p>0.4213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376" calcext:value-type="float">
            <text:p>-1.46376</text:p>
          </table:table-cell>
          <table:table-cell office:value-type="float" office:value="-0.106444" calcext:value-type="float">
            <text:p>-0.106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3225" calcext:value-type="float">
            <text:p>-0.173225</text:p>
          </table:table-cell>
          <table:table-cell office:value-type="float" office:value="1.63989" calcext:value-type="float">
            <text:p>1.6398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3948" calcext:value-type="float">
            <text:p>-0.503948</text:p>
          </table:table-cell>
          <table:table-cell office:value-type="float" office:value="-0.186919" calcext:value-type="float">
            <text:p>-0.186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6585" calcext:value-type="float">
            <text:p>-0.16585</text:p>
          </table:table-cell>
          <table:table-cell office:value-type="float" office:value="0.23755" calcext:value-type="float">
            <text:p>0.237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5059" calcext:value-type="float">
            <text:p>-1.35059</text:p>
          </table:table-cell>
          <table:table-cell office:value-type="float" office:value="-0.298855" calcext:value-type="float">
            <text:p>-0.298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70777" calcext:value-type="float">
            <text:p>-0.0670777</text:p>
          </table:table-cell>
          <table:table-cell office:value-type="float" office:value="0.739349" calcext:value-type="float">
            <text:p>0.7393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2845" calcext:value-type="float">
            <text:p>-1.32845</text:p>
          </table:table-cell>
          <table:table-cell office:value-type="float" office:value="0.0738312" calcext:value-type="float">
            <text:p>0.07383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4433" calcext:value-type="float">
            <text:p>0.0624433</text:p>
          </table:table-cell>
          <table:table-cell office:value-type="float" office:value="0.790256" calcext:value-type="float">
            <text:p>0.7902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803" calcext:value-type="float">
            <text:p>-1.46803</text:p>
          </table:table-cell>
          <table:table-cell office:value-type="float" office:value="-0.463483" calcext:value-type="float">
            <text:p>-0.463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22073" calcext:value-type="float">
            <text:p>-0.0622073</text:p>
          </table:table-cell>
          <table:table-cell office:value-type="float" office:value="0.134981" calcext:value-type="float">
            <text:p>0.1349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2355" calcext:value-type="float">
            <text:p>-2.52355</text:p>
          </table:table-cell>
          <table:table-cell office:value-type="float" office:value="-0.0288518" calcext:value-type="float">
            <text:p>-0.0288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9193" calcext:value-type="float">
            <text:p>-0.139193</text:p>
          </table:table-cell>
          <table:table-cell office:value-type="float" office:value="1.42813" calcext:value-type="float">
            <text:p>1.428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0461" calcext:value-type="float">
            <text:p>-1.70461</text:p>
          </table:table-cell>
          <table:table-cell office:value-type="float" office:value="-0.308081" calcext:value-type="float">
            <text:p>-0.308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1182" calcext:value-type="float">
            <text:p>0.071182</text:p>
          </table:table-cell>
          <table:table-cell office:value-type="float" office:value="1.57077" calcext:value-type="float">
            <text:p>1.570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9833" calcext:value-type="float">
            <text:p>-1.79833</text:p>
          </table:table-cell>
          <table:table-cell office:value-type="float" office:value="-0.567348" calcext:value-type="float">
            <text:p>-0.5673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64813" calcext:value-type="float">
            <text:p>-0.0764813</text:p>
          </table:table-cell>
          <table:table-cell office:value-type="float" office:value="0.442831" calcext:value-type="float">
            <text:p>0.4428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8134" calcext:value-type="float">
            <text:p>-2.08134</text:p>
          </table:table-cell>
          <table:table-cell office:value-type="float" office:value="-0.626047" calcext:value-type="float">
            <text:p>-0.6260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52632" calcext:value-type="float">
            <text:p>-0.0252632</text:p>
          </table:table-cell>
          <table:table-cell office:value-type="float" office:value="0.590601" calcext:value-type="float">
            <text:p>0.59060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585" calcext:value-type="float">
            <text:p>-1.9585</text:p>
          </table:table-cell>
          <table:table-cell office:value-type="float" office:value="-0.483281" calcext:value-type="float">
            <text:p>-0.483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12715" calcext:value-type="float">
            <text:p>-0.412715</text:p>
          </table:table-cell>
          <table:table-cell office:value-type="float" office:value="1.34366" calcext:value-type="float">
            <text:p>1.343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5918" calcext:value-type="float">
            <text:p>-1.05918</text:p>
          </table:table-cell>
          <table:table-cell office:value-type="float" office:value="-0.65755" calcext:value-type="float">
            <text:p>-0.657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189936" calcext:value-type="float">
            <text:p>-0.0189936</text:p>
          </table:table-cell>
          <table:table-cell office:value-type="float" office:value="0.571445" calcext:value-type="float">
            <text:p>0.5714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8138" calcext:value-type="float">
            <text:p>-1.38138</text:p>
          </table:table-cell>
          <table:table-cell office:value-type="float" office:value="0.385008" calcext:value-type="float">
            <text:p>0.385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41188" calcext:value-type="float">
            <text:p>-0.0241188</text:p>
          </table:table-cell>
          <table:table-cell office:value-type="float" office:value="0.391592" calcext:value-type="float">
            <text:p>0.3915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0573" calcext:value-type="float">
            <text:p>-0.370573</text:p>
          </table:table-cell>
          <table:table-cell office:value-type="float" office:value="-0.177124" calcext:value-type="float">
            <text:p>-0.177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33175" calcext:value-type="float">
            <text:p>-0.433175</text:p>
          </table:table-cell>
          <table:table-cell office:value-type="float" office:value="1.65326" calcext:value-type="float">
            <text:p>1.653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8802" calcext:value-type="float">
            <text:p>-1.78802</text:p>
          </table:table-cell>
          <table:table-cell office:value-type="float" office:value="0.166309" calcext:value-type="float">
            <text:p>0.166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0.847518" calcext:value-type="float">
            <text:p>0.84751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56844" calcext:value-type="float">
            <text:p>-0.0956844</text:p>
          </table:table-cell>
          <table:table-cell office:value-type="float" office:value="-0.241934" calcext:value-type="float">
            <text:p>-0.241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0.812382" calcext:value-type="float">
            <text:p>0.8123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8697" calcext:value-type="float">
            <text:p>-1.58697</text:p>
          </table:table-cell>
          <table:table-cell office:value-type="float" office:value="-0.499115" calcext:value-type="float">
            <text:p>-0.4991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24726" calcext:value-type="float">
            <text:p>-0.424726</text:p>
          </table:table-cell>
          <table:table-cell office:value-type="float" office:value="1.6355" calcext:value-type="float">
            <text:p>1.63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14031" calcext:value-type="float">
            <text:p>-0.214031</text:p>
          </table:table-cell>
          <table:table-cell office:value-type="float" office:value="-0.249106" calcext:value-type="float">
            <text:p>-0.249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00786" calcext:value-type="float">
            <text:p>-0.0500786</text:p>
          </table:table-cell>
          <table:table-cell office:value-type="float" office:value="0.864937" calcext:value-type="float">
            <text:p>0.8649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6844" calcext:value-type="float">
            <text:p>-1.96844</text:p>
          </table:table-cell>
          <table:table-cell office:value-type="float" office:value="0.228968" calcext:value-type="float">
            <text:p>0.2289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89626" calcext:value-type="float">
            <text:p>-0.0389626</text:p>
          </table:table-cell>
          <table:table-cell office:value-type="float" office:value="1.46401" calcext:value-type="float">
            <text:p>1.4640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94591" calcext:value-type="float">
            <text:p>-0.394591</text:p>
          </table:table-cell>
          <table:table-cell office:value-type="float" office:value="-0.180563" calcext:value-type="float">
            <text:p>-0.180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08568" calcext:value-type="float">
            <text:p>-0.208568</text:p>
          </table:table-cell>
          <table:table-cell office:value-type="float" office:value="1.30763" calcext:value-type="float">
            <text:p>1.3076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46852" calcext:value-type="float">
            <text:p>-0.846852</text:p>
          </table:table-cell>
          <table:table-cell office:value-type="float" office:value="-0.790622" calcext:value-type="float">
            <text:p>-0.790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0434" calcext:value-type="float">
            <text:p>-0.150434</text:p>
          </table:table-cell>
          <table:table-cell office:value-type="float" office:value="0.639779" calcext:value-type="float">
            <text:p>0.6397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70405" calcext:value-type="float">
            <text:p>-0.270405</text:p>
          </table:table-cell>
          <table:table-cell office:value-type="float" office:value="0.0484265" calcext:value-type="float">
            <text:p>0.0484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4114" calcext:value-type="float">
            <text:p>-0.174114</text:p>
          </table:table-cell>
          <table:table-cell office:value-type="float" office:value="0.481157" calcext:value-type="float">
            <text:p>0.4811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818" calcext:value-type="float">
            <text:p>-1.11818</text:p>
          </table:table-cell>
          <table:table-cell office:value-type="float" office:value="-0.00780473" calcext:value-type="float">
            <text:p>-0.007804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83223" calcext:value-type="float">
            <text:p>-0.383223</text:p>
          </table:table-cell>
          <table:table-cell office:value-type="float" office:value="1.17413" calcext:value-type="float">
            <text:p>1.174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605" calcext:value-type="float">
            <text:p>-1.5605</text:p>
          </table:table-cell>
          <table:table-cell office:value-type="float" office:value="0.449574" calcext:value-type="float">
            <text:p>0.449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7578" calcext:value-type="float">
            <text:p>-0.107578</text:p>
          </table:table-cell>
          <table:table-cell office:value-type="float" office:value="0.41501" calcext:value-type="float">
            <text:p>0.4150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90905" calcext:value-type="float">
            <text:p>-0.590905</text:p>
          </table:table-cell>
          <table:table-cell office:value-type="float" office:value="-0.0268632" calcext:value-type="float">
            <text:p>-0.0268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3899" calcext:value-type="float">
            <text:p>-0.243899</text:p>
          </table:table-cell>
          <table:table-cell office:value-type="float" office:value="0.670048" calcext:value-type="float">
            <text:p>0.6700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92575" calcext:value-type="float">
            <text:p>-0.792575</text:p>
          </table:table-cell>
          <table:table-cell office:value-type="float" office:value="-0.480176" calcext:value-type="float">
            <text:p>-0.4801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5815" calcext:value-type="float">
            <text:p>-0.145815</text:p>
          </table:table-cell>
          <table:table-cell office:value-type="float" office:value="1.71466" calcext:value-type="float">
            <text:p>1.714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92659" calcext:value-type="float">
            <text:p>-0.892659</text:p>
          </table:table-cell>
          <table:table-cell office:value-type="float" office:value="0.108067" calcext:value-type="float">
            <text:p>0.1080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1783" calcext:value-type="float">
            <text:p>-0.101783</text:p>
          </table:table-cell>
          <table:table-cell office:value-type="float" office:value="0.239203" calcext:value-type="float">
            <text:p>0.2392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0143" calcext:value-type="float">
            <text:p>-1.00143</text:p>
          </table:table-cell>
          <table:table-cell office:value-type="float" office:value="-0.255659" calcext:value-type="float">
            <text:p>-0.255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0943" calcext:value-type="float">
            <text:p>-0.220943</text:p>
          </table:table-cell>
          <table:table-cell office:value-type="float" office:value="0.695022" calcext:value-type="float">
            <text:p>0.69502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3322" calcext:value-type="float">
            <text:p>-1.83322</text:p>
          </table:table-cell>
          <table:table-cell office:value-type="float" office:value="0.0895797" calcext:value-type="float">
            <text:p>0.0895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0138" calcext:value-type="float">
            <text:p>-0.170138</text:p>
          </table:table-cell>
          <table:table-cell office:value-type="float" office:value="0.246895" calcext:value-type="float">
            <text:p>0.2468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99252" calcext:value-type="float">
            <text:p>-0.999252</text:p>
          </table:table-cell>
          <table:table-cell office:value-type="float" office:value="-0.152005" calcext:value-type="float">
            <text:p>-0.152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8207" calcext:value-type="float">
            <text:p>-0.118207</text:p>
          </table:table-cell>
          <table:table-cell office:value-type="float" office:value="1.67269" calcext:value-type="float">
            <text:p>1.672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3536" calcext:value-type="float">
            <text:p>-1.13536</text:p>
          </table:table-cell>
          <table:table-cell office:value-type="float" office:value="-0.576676" calcext:value-type="float">
            <text:p>-0.576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12245" calcext:value-type="float">
            <text:p>-0.512245</text:p>
          </table:table-cell>
          <table:table-cell office:value-type="float" office:value="1.24415" calcext:value-type="float">
            <text:p>1.244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9088" calcext:value-type="float">
            <text:p>-2.39088</text:p>
          </table:table-cell>
          <table:table-cell office:value-type="float" office:value="-0.17322" calcext:value-type="float">
            <text:p>-0.173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77561" calcext:value-type="float">
            <text:p>-0.0677561</text:p>
          </table:table-cell>
          <table:table-cell office:value-type="float" office:value="0.814863" calcext:value-type="float">
            <text:p>0.81486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48488" calcext:value-type="float">
            <text:p>-0.848488</text:p>
          </table:table-cell>
          <table:table-cell office:value-type="float" office:value="0.145857" calcext:value-type="float">
            <text:p>0.1458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7974" calcext:value-type="float">
            <text:p>-0.147974</text:p>
          </table:table-cell>
          <table:table-cell office:value-type="float" office:value="1.02197" calcext:value-type="float">
            <text:p>1.0219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963" calcext:value-type="float">
            <text:p>-1.25963</text:p>
          </table:table-cell>
          <table:table-cell office:value-type="float" office:value="-0.229898" calcext:value-type="float">
            <text:p>-0.229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028" calcext:value-type="float">
            <text:p>0.26028</text:p>
          </table:table-cell>
          <table:table-cell office:value-type="float" office:value="1.44005" calcext:value-type="float">
            <text:p>1.440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01266" calcext:value-type="float">
            <text:p>-0.901266</text:p>
          </table:table-cell>
          <table:table-cell office:value-type="float" office:value="-0.0276792" calcext:value-type="float">
            <text:p>-0.02767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21231" calcext:value-type="float">
            <text:p>-0.0921231</text:p>
          </table:table-cell>
          <table:table-cell office:value-type="float" office:value="1.71351" calcext:value-type="float">
            <text:p>1.713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271" calcext:value-type="float">
            <text:p>-1.3271</text:p>
          </table:table-cell>
          <table:table-cell office:value-type="float" office:value="-0.719731" calcext:value-type="float">
            <text:p>-0.719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97554" calcext:value-type="float">
            <text:p>-0.0297554</text:p>
          </table:table-cell>
          <table:table-cell office:value-type="float" office:value="1.09905" calcext:value-type="float">
            <text:p>1.099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035" calcext:value-type="float">
            <text:p>-1.25035</text:p>
          </table:table-cell>
          <table:table-cell office:value-type="float" office:value="-0.179882" calcext:value-type="float">
            <text:p>-0.179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08808" calcext:value-type="float">
            <text:p>-0.0308808</text:p>
          </table:table-cell>
          <table:table-cell office:value-type="float" office:value="0.522974" calcext:value-type="float">
            <text:p>0.52297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7874" calcext:value-type="float">
            <text:p>-2.47874</text:p>
          </table:table-cell>
          <table:table-cell office:value-type="float" office:value="-0.493484" calcext:value-type="float">
            <text:p>-0.493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67703" calcext:value-type="float">
            <text:p>-0.267703</text:p>
          </table:table-cell>
          <table:table-cell office:value-type="float" office:value="1.09899" calcext:value-type="float">
            <text:p>1.0989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60601" calcext:value-type="float">
            <text:p>-0.660601</text:p>
          </table:table-cell>
          <table:table-cell office:value-type="float" office:value="-0.139362" calcext:value-type="float">
            <text:p>-0.139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2375" calcext:value-type="float">
            <text:p>-0.142375</text:p>
          </table:table-cell>
          <table:table-cell office:value-type="float" office:value="1.60357" calcext:value-type="float">
            <text:p>1.603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096" calcext:value-type="float">
            <text:p>-1.23096</text:p>
          </table:table-cell>
          <table:table-cell office:value-type="float" office:value="-0.226009" calcext:value-type="float">
            <text:p>-0.226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35689" calcext:value-type="float">
            <text:p>-0.235689</text:p>
          </table:table-cell>
          <table:table-cell office:value-type="float" office:value="1.44652" calcext:value-type="float">
            <text:p>1.446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1272" calcext:value-type="float">
            <text:p>-2.61272</text:p>
          </table:table-cell>
          <table:table-cell office:value-type="float" office:value="-0.386082" calcext:value-type="float">
            <text:p>-0.386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03991" calcext:value-type="float">
            <text:p>0.0903991</text:p>
          </table:table-cell>
          <table:table-cell office:value-type="float" office:value="1.49328" calcext:value-type="float">
            <text:p>1.493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171" calcext:value-type="float">
            <text:p>-1.28171</text:p>
          </table:table-cell>
          <table:table-cell office:value-type="float" office:value="-0.230228" calcext:value-type="float">
            <text:p>-0.230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4848" calcext:value-type="float">
            <text:p>-0.224848</text:p>
          </table:table-cell>
          <table:table-cell office:value-type="float" office:value="1.30853" calcext:value-type="float">
            <text:p>1.3085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758" calcext:value-type="float">
            <text:p>-1.2758</text:p>
          </table:table-cell>
          <table:table-cell office:value-type="float" office:value="-0.156721" calcext:value-type="float">
            <text:p>-0.1567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7188" calcext:value-type="float">
            <text:p>-0.197188</text:p>
          </table:table-cell>
          <table:table-cell office:value-type="float" office:value="0.801384" calcext:value-type="float">
            <text:p>0.80138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2112" calcext:value-type="float">
            <text:p>-1.32112</text:p>
          </table:table-cell>
          <table:table-cell office:value-type="float" office:value="-0.197253" calcext:value-type="float">
            <text:p>-0.197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7356" calcext:value-type="float">
            <text:p>0.257356</text:p>
          </table:table-cell>
          <table:table-cell office:value-type="float" office:value="0.606282" calcext:value-type="float">
            <text:p>0.6062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7067" calcext:value-type="float">
            <text:p>-1.07067</text:p>
          </table:table-cell>
          <table:table-cell office:value-type="float" office:value="-0.264054" calcext:value-type="float">
            <text:p>-0.264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5021" calcext:value-type="float">
            <text:p>0.275021</text:p>
          </table:table-cell>
          <table:table-cell office:value-type="float" office:value="0.524446" calcext:value-type="float">
            <text:p>0.5244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4483" calcext:value-type="float">
            <text:p>-1.54483</text:p>
          </table:table-cell>
          <table:table-cell office:value-type="float" office:value="0.0951446" calcext:value-type="float">
            <text:p>0.0951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2085" calcext:value-type="float">
            <text:p>0.182085</text:p>
          </table:table-cell>
          <table:table-cell office:value-type="float" office:value="0.65414" calcext:value-type="float">
            <text:p>0.6541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4098" calcext:value-type="float">
            <text:p>-1.24098</text:p>
          </table:table-cell>
          <table:table-cell office:value-type="float" office:value="0.449815" calcext:value-type="float">
            <text:p>0.449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0281" calcext:value-type="float">
            <text:p>0.110281</text:p>
          </table:table-cell>
          <table:table-cell office:value-type="float" office:value="1.5844" calcext:value-type="float">
            <text:p>1.584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-0.0104886" calcext:value-type="float">
            <text:p>-0.01048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47007" calcext:value-type="float">
            <text:p>-0.0247007</text:p>
          </table:table-cell>
          <table:table-cell office:value-type="float" office:value="1.83618" calcext:value-type="float">
            <text:p>1.8361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4747" calcext:value-type="float">
            <text:p>-2.24747</text:p>
          </table:table-cell>
          <table:table-cell office:value-type="float" office:value="-0.455602" calcext:value-type="float">
            <text:p>-0.4556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5876" calcext:value-type="float">
            <text:p>0.255876</text:p>
          </table:table-cell>
          <table:table-cell office:value-type="float" office:value="1.25756" calcext:value-type="float">
            <text:p>1.257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4348" calcext:value-type="float">
            <text:p>-1.34348</text:p>
          </table:table-cell>
          <table:table-cell office:value-type="float" office:value="0.00126894" calcext:value-type="float">
            <text:p>0.00126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08223" calcext:value-type="float">
            <text:p>-0.208223</text:p>
          </table:table-cell>
          <table:table-cell office:value-type="float" office:value="1.57764" calcext:value-type="float">
            <text:p>1.577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2757" calcext:value-type="float">
            <text:p>-0.682757</text:p>
          </table:table-cell>
          <table:table-cell office:value-type="float" office:value="0.302637" calcext:value-type="float">
            <text:p>0.3026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3025" calcext:value-type="float">
            <text:p>-0.143025</text:p>
          </table:table-cell>
          <table:table-cell office:value-type="float" office:value="1.02093" calcext:value-type="float">
            <text:p>1.020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002" calcext:value-type="float">
            <text:p>-1.48002</text:p>
          </table:table-cell>
          <table:table-cell office:value-type="float" office:value="-0.296152" calcext:value-type="float">
            <text:p>-0.2961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05741" calcext:value-type="float">
            <text:p>-0.0305741</text:p>
          </table:table-cell>
          <table:table-cell office:value-type="float" office:value="0.165036" calcext:value-type="float">
            <text:p>0.1650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1735" calcext:value-type="float">
            <text:p>-1.91735</text:p>
          </table:table-cell>
          <table:table-cell office:value-type="float" office:value="-0.0567309" calcext:value-type="float">
            <text:p>-0.0567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5719" calcext:value-type="float">
            <text:p>-0.095719</text:p>
          </table:table-cell>
          <table:table-cell office:value-type="float" office:value="0.993328" calcext:value-type="float">
            <text:p>0.9933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9833" calcext:value-type="float">
            <text:p>-1.59833</text:p>
          </table:table-cell>
          <table:table-cell office:value-type="float" office:value="-0.250893" calcext:value-type="float">
            <text:p>-0.2508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445955" calcext:value-type="float">
            <text:p>-0.0445955</text:p>
          </table:table-cell>
          <table:table-cell office:value-type="float" office:value="1.34423" calcext:value-type="float">
            <text:p>1.344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07377" calcext:value-type="float">
            <text:p>-0.907377</text:p>
          </table:table-cell>
          <table:table-cell office:value-type="float" office:value="-0.404895" calcext:value-type="float">
            <text:p>-0.4048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1718" calcext:value-type="float">
            <text:p>0.0321718</text:p>
          </table:table-cell>
          <table:table-cell office:value-type="float" office:value="0.875593" calcext:value-type="float">
            <text:p>0.8755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4871" calcext:value-type="float">
            <text:p>-2.54871</text:p>
          </table:table-cell>
          <table:table-cell office:value-type="float" office:value="-0.199271" calcext:value-type="float">
            <text:p>-0.199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4128" calcext:value-type="float">
            <text:p>-0.104128</text:p>
          </table:table-cell>
          <table:table-cell office:value-type="float" office:value="0.715103" calcext:value-type="float">
            <text:p>0.7151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1384" calcext:value-type="float">
            <text:p>-1.21384</text:p>
          </table:table-cell>
          <table:table-cell office:value-type="float" office:value="-0.155317" calcext:value-type="float">
            <text:p>-0.155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7718" calcext:value-type="float">
            <text:p>0.177718</text:p>
          </table:table-cell>
          <table:table-cell office:value-type="float" office:value="1.44592" calcext:value-type="float">
            <text:p>1.445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2691" calcext:value-type="float">
            <text:p>-2.02691</text:p>
          </table:table-cell>
          <table:table-cell office:value-type="float" office:value="-0.0429434" calcext:value-type="float">
            <text:p>-0.04294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05679" calcext:value-type="float">
            <text:p>0.0805679</text:p>
          </table:table-cell>
          <table:table-cell office:value-type="float" office:value="1.41248" calcext:value-type="float">
            <text:p>1.412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9926" calcext:value-type="float">
            <text:p>-2.49926</text:p>
          </table:table-cell>
          <table:table-cell office:value-type="float" office:value="-0.228186" calcext:value-type="float">
            <text:p>-0.228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01072" calcext:value-type="float">
            <text:p>0.0301072</text:p>
          </table:table-cell>
          <table:table-cell office:value-type="float" office:value="0.329267" calcext:value-type="float">
            <text:p>0.3292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648" calcext:value-type="float">
            <text:p>-1.11648</text:p>
          </table:table-cell>
          <table:table-cell office:value-type="float" office:value="-0.248246" calcext:value-type="float">
            <text:p>-0.248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60335" calcext:value-type="float">
            <text:p>-0.460335</text:p>
          </table:table-cell>
          <table:table-cell office:value-type="float" office:value="0.83775" calcext:value-type="float">
            <text:p>0.837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0864" calcext:value-type="float">
            <text:p>-0.920864</text:p>
          </table:table-cell>
          <table:table-cell office:value-type="float" office:value="-0.0332066" calcext:value-type="float">
            <text:p>-0.03320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54584" calcext:value-type="float">
            <text:p>-0.354584</text:p>
          </table:table-cell>
          <table:table-cell office:value-type="float" office:value="0.955651" calcext:value-type="float">
            <text:p>0.9556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3114" calcext:value-type="float">
            <text:p>-1.43114</text:p>
          </table:table-cell>
          <table:table-cell office:value-type="float" office:value="-0.102615" calcext:value-type="float">
            <text:p>-0.1026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09385" calcext:value-type="float">
            <text:p>0.0609385</text:p>
          </table:table-cell>
          <table:table-cell office:value-type="float" office:value="1.53064" calcext:value-type="float">
            <text:p>1.530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9975" calcext:value-type="float">
            <text:p>-0.479975</text:p>
          </table:table-cell>
          <table:table-cell office:value-type="float" office:value="-0.664654" calcext:value-type="float">
            <text:p>-0.664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65349" calcext:value-type="float">
            <text:p>-0.265349</text:p>
          </table:table-cell>
          <table:table-cell office:value-type="float" office:value="1.07061" calcext:value-type="float">
            <text:p>1.070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7389" calcext:value-type="float">
            <text:p>-1.87389</text:p>
          </table:table-cell>
          <table:table-cell office:value-type="float" office:value="0.236099" calcext:value-type="float">
            <text:p>0.236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9555" calcext:value-type="float">
            <text:p>-0.179555</text:p>
          </table:table-cell>
          <table:table-cell office:value-type="float" office:value="0.380315" calcext:value-type="float">
            <text:p>0.3803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4807" calcext:value-type="float">
            <text:p>-2.24807</text:p>
          </table:table-cell>
          <table:table-cell office:value-type="float" office:value="0.18518" calcext:value-type="float">
            <text:p>0.18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48655" calcext:value-type="float">
            <text:p>0.0348655</text:p>
          </table:table-cell>
          <table:table-cell office:value-type="float" office:value="0.248394" calcext:value-type="float">
            <text:p>0.2483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213" calcext:value-type="float">
            <text:p>-1.48213</text:p>
          </table:table-cell>
          <table:table-cell office:value-type="float" office:value="-0.0686259" calcext:value-type="float">
            <text:p>-0.06862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1081" calcext:value-type="float">
            <text:p>0.341081</text:p>
          </table:table-cell>
          <table:table-cell office:value-type="float" office:value="0.959372" calcext:value-type="float">
            <text:p>0.9593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4908" calcext:value-type="float">
            <text:p>-1.64908</text:p>
          </table:table-cell>
          <table:table-cell office:value-type="float" office:value="0.420663" calcext:value-type="float">
            <text:p>0.4206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5305" calcext:value-type="float">
            <text:p>0.205305</text:p>
          </table:table-cell>
          <table:table-cell office:value-type="float" office:value="1.40579" calcext:value-type="float">
            <text:p>1.405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5494" calcext:value-type="float">
            <text:p>-2.25494</text:p>
          </table:table-cell>
          <table:table-cell office:value-type="float" office:value="-0.320799" calcext:value-type="float">
            <text:p>-0.320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3352" calcext:value-type="float">
            <text:p>0.283352</text:p>
          </table:table-cell>
          <table:table-cell office:value-type="float" office:value="0.575172" calcext:value-type="float">
            <text:p>0.5751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9161" calcext:value-type="float">
            <text:p>-1.39161</text:p>
          </table:table-cell>
          <table:table-cell office:value-type="float" office:value="-0.333832" calcext:value-type="float">
            <text:p>-0.333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1572" calcext:value-type="float">
            <text:p>-0.121572</text:p>
          </table:table-cell>
          <table:table-cell office:value-type="float" office:value="0.407148" calcext:value-type="float">
            <text:p>0.4071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9318" calcext:value-type="float">
            <text:p>-1.89318</text:p>
          </table:table-cell>
          <table:table-cell office:value-type="float" office:value="0.100127" calcext:value-type="float">
            <text:p>0.100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3434" calcext:value-type="float">
            <text:p>0.0153434</text:p>
          </table:table-cell>
          <table:table-cell office:value-type="float" office:value="1.18639" calcext:value-type="float">
            <text:p>1.1863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6233" calcext:value-type="float">
            <text:p>-1.16233</text:p>
          </table:table-cell>
          <table:table-cell office:value-type="float" office:value="-0.556081" calcext:value-type="float">
            <text:p>-0.556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351283" calcext:value-type="float">
            <text:p>0.000351283</text:p>
          </table:table-cell>
          <table:table-cell office:value-type="float" office:value="0.559597" calcext:value-type="float">
            <text:p>0.55959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62921" calcext:value-type="float">
            <text:p>-0.262921</text:p>
          </table:table-cell>
          <table:table-cell office:value-type="float" office:value="-0.199637" calcext:value-type="float">
            <text:p>-0.1996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62438" calcext:value-type="float">
            <text:p>-0.162438</text:p>
          </table:table-cell>
          <table:table-cell office:value-type="float" office:value="1.65112" calcext:value-type="float">
            <text:p>1.651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55889" calcext:value-type="float">
            <text:p>-0.155889</text:p>
          </table:table-cell>
          <table:table-cell office:value-type="float" office:value="-0.181016" calcext:value-type="float">
            <text:p>-0.181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65396" calcext:value-type="float">
            <text:p>-0.165396</text:p>
          </table:table-cell>
          <table:table-cell office:value-type="float" office:value="0.91366" calcext:value-type="float">
            <text:p>0.913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8167" calcext:value-type="float">
            <text:p>-0.538167</text:p>
          </table:table-cell>
          <table:table-cell office:value-type="float" office:value="-0.638279" calcext:value-type="float">
            <text:p>-0.6382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049594" calcext:value-type="float">
            <text:p>-0.0049594</text:p>
          </table:table-cell>
          <table:table-cell office:value-type="float" office:value="0.386976" calcext:value-type="float">
            <text:p>0.3869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03494" calcext:value-type="float">
            <text:p>-0.903494</text:p>
          </table:table-cell>
          <table:table-cell office:value-type="float" office:value="-0.0929054" calcext:value-type="float">
            <text:p>-0.0929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89397" calcext:value-type="float">
            <text:p>0.0789397</text:p>
          </table:table-cell>
          <table:table-cell office:value-type="float" office:value="0.957299" calcext:value-type="float">
            <text:p>0.95729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76933" calcext:value-type="float">
            <text:p>-0.176933</text:p>
          </table:table-cell>
          <table:table-cell office:value-type="float" office:value="-0.510346" calcext:value-type="float">
            <text:p>-0.510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054" calcext:value-type="float">
            <text:p>-0.14054</text:p>
          </table:table-cell>
          <table:table-cell office:value-type="float" office:value="0.978749" calcext:value-type="float">
            <text:p>0.9787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876" calcext:value-type="float">
            <text:p>-2.51876</text:p>
          </table:table-cell>
          <table:table-cell office:value-type="float" office:value="-0.190542" calcext:value-type="float">
            <text:p>-0.190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6164" calcext:value-type="float">
            <text:p>0.276164</text:p>
          </table:table-cell>
          <table:table-cell office:value-type="float" office:value="0.606887" calcext:value-type="float">
            <text:p>0.60688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614" calcext:value-type="float">
            <text:p>-2.2614</text:p>
          </table:table-cell>
          <table:table-cell office:value-type="float" office:value="-0.196072" calcext:value-type="float">
            <text:p>-0.196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3047" calcext:value-type="float">
            <text:p>-0.133047</text:p>
          </table:table-cell>
          <table:table-cell office:value-type="float" office:value="0.70386" calcext:value-type="float">
            <text:p>0.7038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52859" calcext:value-type="float">
            <text:p>-0.652859</text:p>
          </table:table-cell>
          <table:table-cell office:value-type="float" office:value="0.239286" calcext:value-type="float">
            <text:p>0.2392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189297" calcext:value-type="float">
            <text:p>-0.0189297</text:p>
          </table:table-cell>
          <table:table-cell office:value-type="float" office:value="0.590956" calcext:value-type="float">
            <text:p>0.5909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5633" calcext:value-type="float">
            <text:p>-2.65633</text:p>
          </table:table-cell>
          <table:table-cell office:value-type="float" office:value="-0.204368" calcext:value-type="float">
            <text:p>-0.2043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9559" calcext:value-type="float">
            <text:p>-0.129559</text:p>
          </table:table-cell>
          <table:table-cell office:value-type="float" office:value="0.916275" calcext:value-type="float">
            <text:p>0.9162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5691" calcext:value-type="float">
            <text:p>-2.35691</text:p>
          </table:table-cell>
          <table:table-cell office:value-type="float" office:value="-0.544193" calcext:value-type="float">
            <text:p>-0.5441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9935" calcext:value-type="float">
            <text:p>-0.119935</text:p>
          </table:table-cell>
          <table:table-cell office:value-type="float" office:value="1.05546" calcext:value-type="float">
            <text:p>1.055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3018" calcext:value-type="float">
            <text:p>-1.33018</text:p>
          </table:table-cell>
          <table:table-cell office:value-type="float" office:value="-0.239455" calcext:value-type="float">
            <text:p>-0.239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15159" calcext:value-type="float">
            <text:p>-0.0315159</text:p>
          </table:table-cell>
          <table:table-cell office:value-type="float" office:value="0.892854" calcext:value-type="float">
            <text:p>0.8928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8605" calcext:value-type="float">
            <text:p>-1.98605</text:p>
          </table:table-cell>
          <table:table-cell office:value-type="float" office:value="0.146768" calcext:value-type="float">
            <text:p>0.146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55484" calcext:value-type="float">
            <text:p>-0.255484</text:p>
          </table:table-cell>
          <table:table-cell office:value-type="float" office:value="0.332388" calcext:value-type="float">
            <text:p>0.3323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7771" calcext:value-type="float">
            <text:p>-0.467771</text:p>
          </table:table-cell>
          <table:table-cell office:value-type="float" office:value="-0.484741" calcext:value-type="float">
            <text:p>-0.484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16753" calcext:value-type="float">
            <text:p>-0.0216753</text:p>
          </table:table-cell>
          <table:table-cell office:value-type="float" office:value="0.912596" calcext:value-type="float">
            <text:p>0.9125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5931" calcext:value-type="float">
            <text:p>-1.05931</text:p>
          </table:table-cell>
          <table:table-cell office:value-type="float" office:value="0.109113" calcext:value-type="float">
            <text:p>0.109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0311" calcext:value-type="float">
            <text:p>-0.150311</text:p>
          </table:table-cell>
          <table:table-cell office:value-type="float" office:value="1.1778" calcext:value-type="float">
            <text:p>1.17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1306" calcext:value-type="float">
            <text:p>-2.31306</text:p>
          </table:table-cell>
          <table:table-cell office:value-type="float" office:value="-0.149764" calcext:value-type="float">
            <text:p>-0.1497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26333" calcext:value-type="float">
            <text:p>-0.0326333</text:p>
          </table:table-cell>
          <table:table-cell office:value-type="float" office:value="0.473968" calcext:value-type="float">
            <text:p>0.4739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7236" calcext:value-type="float">
            <text:p>-0.0177236</text:p>
          </table:table-cell>
          <table:table-cell office:value-type="float" office:value="-0.165011" calcext:value-type="float">
            <text:p>-0.165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7459" calcext:value-type="float">
            <text:p>-0.137459</text:p>
          </table:table-cell>
          <table:table-cell office:value-type="float" office:value="1.0146" calcext:value-type="float">
            <text:p>1.01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631" calcext:value-type="float">
            <text:p>-1.2631</text:p>
          </table:table-cell>
          <table:table-cell office:value-type="float" office:value="0.462824" calcext:value-type="float">
            <text:p>0.462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162" calcext:value-type="float">
            <text:p>-0.13162</text:p>
          </table:table-cell>
          <table:table-cell office:value-type="float" office:value="1.08456" calcext:value-type="float">
            <text:p>1.084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256" calcext:value-type="float">
            <text:p>-0.52256</text:p>
          </table:table-cell>
          <table:table-cell office:value-type="float" office:value="0.00976105" calcext:value-type="float">
            <text:p>0.00976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5477" calcext:value-type="float">
            <text:p>-0.125477</text:p>
          </table:table-cell>
          <table:table-cell office:value-type="float" office:value="1.42501" calcext:value-type="float">
            <text:p>1.4250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2881" calcext:value-type="float">
            <text:p>-2.42881</text:p>
          </table:table-cell>
          <table:table-cell office:value-type="float" office:value="-0.197367" calcext:value-type="float">
            <text:p>-0.1973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8437" calcext:value-type="float">
            <text:p>-0.128437</text:p>
          </table:table-cell>
          <table:table-cell office:value-type="float" office:value="1.46515" calcext:value-type="float">
            <text:p>1.465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85361" calcext:value-type="float">
            <text:p>-0.785361</text:p>
          </table:table-cell>
          <table:table-cell office:value-type="float" office:value="0.273635" calcext:value-type="float">
            <text:p>0.2736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02145" calcext:value-type="float">
            <text:p>-0.0502145</text:p>
          </table:table-cell>
          <table:table-cell office:value-type="float" office:value="0.528265" calcext:value-type="float">
            <text:p>0.5282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0577" calcext:value-type="float">
            <text:p>-2.00577</text:p>
          </table:table-cell>
          <table:table-cell office:value-type="float" office:value="0.184063" calcext:value-type="float">
            <text:p>0.1840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37008" calcext:value-type="float">
            <text:p>-0.237008</text:p>
          </table:table-cell>
          <table:table-cell office:value-type="float" office:value="0.617917" calcext:value-type="float">
            <text:p>0.6179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6413" calcext:value-type="float">
            <text:p>-1.16413</text:p>
          </table:table-cell>
          <table:table-cell office:value-type="float" office:value="-0.563739" calcext:value-type="float">
            <text:p>-0.563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5761" calcext:value-type="float">
            <text:p>0.0435761</text:p>
          </table:table-cell>
          <table:table-cell office:value-type="float" office:value="1.37169" calcext:value-type="float">
            <text:p>1.371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7677" calcext:value-type="float">
            <text:p>-2.07677</text:p>
          </table:table-cell>
          <table:table-cell office:value-type="float" office:value="-0.164574" calcext:value-type="float">
            <text:p>-0.164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0427" calcext:value-type="float">
            <text:p>0.120427</text:p>
          </table:table-cell>
          <table:table-cell office:value-type="float" office:value="0.26561" calcext:value-type="float">
            <text:p>0.265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24798" calcext:value-type="float">
            <text:p>-0.824798</text:p>
          </table:table-cell>
          <table:table-cell office:value-type="float" office:value="-0.249291" calcext:value-type="float">
            <text:p>-0.2492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166" calcext:value-type="float">
            <text:p>-0.2166</text:p>
          </table:table-cell>
          <table:table-cell office:value-type="float" office:value="0.921127" calcext:value-type="float">
            <text:p>0.92112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5743" calcext:value-type="float">
            <text:p>-2.65743</text:p>
          </table:table-cell>
          <table:table-cell office:value-type="float" office:value="-0.220234" calcext:value-type="float">
            <text:p>-0.220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51496" calcext:value-type="float">
            <text:p>-0.351496</text:p>
          </table:table-cell>
          <table:table-cell office:value-type="float" office:value="0.936248" calcext:value-type="float">
            <text:p>0.9362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997" calcext:value-type="float">
            <text:p>-1.6997</text:p>
          </table:table-cell>
          <table:table-cell office:value-type="float" office:value="-0.319241" calcext:value-type="float">
            <text:p>-0.319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8642" calcext:value-type="float">
            <text:p>0.0188642</text:p>
          </table:table-cell>
          <table:table-cell office:value-type="float" office:value="1.59617" calcext:value-type="float">
            <text:p>1.596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6822" calcext:value-type="float">
            <text:p>-1.36822</text:p>
          </table:table-cell>
          <table:table-cell office:value-type="float" office:value="-0.00383654" calcext:value-type="float">
            <text:p>-0.00383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48755" calcext:value-type="float">
            <text:p>-0.0348755</text:p>
          </table:table-cell>
          <table:table-cell office:value-type="float" office:value="1.43833" calcext:value-type="float">
            <text:p>1.438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718" calcext:value-type="float">
            <text:p>-2.2718</text:p>
          </table:table-cell>
          <table:table-cell office:value-type="float" office:value="-0.0870985" calcext:value-type="float">
            <text:p>-0.0870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13845" calcext:value-type="float">
            <text:p>0.0813845</text:p>
          </table:table-cell>
          <table:table-cell office:value-type="float" office:value="0.889078" calcext:value-type="float">
            <text:p>0.8890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6258" calcext:value-type="float">
            <text:p>-1.36258</text:p>
          </table:table-cell>
          <table:table-cell office:value-type="float" office:value="0.0386346" calcext:value-type="float">
            <text:p>0.0386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4457" calcext:value-type="float">
            <text:p>0.104457</text:p>
          </table:table-cell>
          <table:table-cell office:value-type="float" office:value="1.22989" calcext:value-type="float">
            <text:p>1.2298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3111" calcext:value-type="float">
            <text:p>-2.43111</text:p>
          </table:table-cell>
          <table:table-cell office:value-type="float" office:value="-0.63722" calcext:value-type="float">
            <text:p>-0.637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0942" calcext:value-type="float">
            <text:p>-0.100942</text:p>
          </table:table-cell>
          <table:table-cell office:value-type="float" office:value="1.58996" calcext:value-type="float">
            <text:p>1.589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4477" calcext:value-type="float">
            <text:p>-1.54477</text:p>
          </table:table-cell>
          <table:table-cell office:value-type="float" office:value="-0.189808" calcext:value-type="float">
            <text:p>-0.1898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56178" calcext:value-type="float">
            <text:p>-0.356178</text:p>
          </table:table-cell>
          <table:table-cell office:value-type="float" office:value="0.94761" calcext:value-type="float">
            <text:p>0.947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3161" calcext:value-type="float">
            <text:p>-1.13161</text:p>
          </table:table-cell>
          <table:table-cell office:value-type="float" office:value="0.264064" calcext:value-type="float">
            <text:p>0.264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8263" calcext:value-type="float">
            <text:p>0.128263</text:p>
          </table:table-cell>
          <table:table-cell office:value-type="float" office:value="0.425169" calcext:value-type="float">
            <text:p>0.4251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036" calcext:value-type="float">
            <text:p>-1.67036</text:p>
          </table:table-cell>
          <table:table-cell office:value-type="float" office:value="0.32674" calcext:value-type="float">
            <text:p>0.326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5709" calcext:value-type="float">
            <text:p>-0.055709</text:p>
          </table:table-cell>
          <table:table-cell office:value-type="float" office:value="1.41575" calcext:value-type="float">
            <text:p>1.415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54439" calcext:value-type="float">
            <text:p>-0.754439</text:p>
          </table:table-cell>
          <table:table-cell office:value-type="float" office:value="0.337697" calcext:value-type="float">
            <text:p>0.3376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0003" calcext:value-type="float">
            <text:p>-0.30003</text:p>
          </table:table-cell>
          <table:table-cell office:value-type="float" office:value="0.928726" calcext:value-type="float">
            <text:p>0.9287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33364" calcext:value-type="float">
            <text:p>-0.333364</text:p>
          </table:table-cell>
          <table:table-cell office:value-type="float" office:value="-0.0834828" calcext:value-type="float">
            <text:p>-0.0834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8442" calcext:value-type="float">
            <text:p>-0.158442</text:p>
          </table:table-cell>
          <table:table-cell office:value-type="float" office:value="0.960447" calcext:value-type="float">
            <text:p>0.9604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9187" calcext:value-type="float">
            <text:p>-2.19187</text:p>
          </table:table-cell>
          <table:table-cell office:value-type="float" office:value="-0.28749" calcext:value-type="float">
            <text:p>-0.28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53205" calcext:value-type="float">
            <text:p>-0.0253205</text:p>
          </table:table-cell>
          <table:table-cell office:value-type="float" office:value="0.380094" calcext:value-type="float">
            <text:p>0.3800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774" calcext:value-type="float">
            <text:p>-0.5774</text:p>
          </table:table-cell>
          <table:table-cell office:value-type="float" office:value="-0.616809" calcext:value-type="float">
            <text:p>-0.6168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6237" calcext:value-type="float">
            <text:p>0.0096237</text:p>
          </table:table-cell>
          <table:table-cell office:value-type="float" office:value="0.914341" calcext:value-type="float">
            <text:p>0.9143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6773" calcext:value-type="float">
            <text:p>-1.86773</text:p>
          </table:table-cell>
          <table:table-cell office:value-type="float" office:value="-0.395942" calcext:value-type="float">
            <text:p>-0.395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1562" calcext:value-type="float">
            <text:p>-0.101562</text:p>
          </table:table-cell>
          <table:table-cell office:value-type="float" office:value="0.692279" calcext:value-type="float">
            <text:p>0.6922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692" calcext:value-type="float">
            <text:p>-1.40692</text:p>
          </table:table-cell>
          <table:table-cell office:value-type="float" office:value="-0.202211" calcext:value-type="float">
            <text:p>-0.2022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78423" calcext:value-type="float">
            <text:p>-0.278423</text:p>
          </table:table-cell>
          <table:table-cell office:value-type="float" office:value="0.531773" calcext:value-type="float">
            <text:p>0.53177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64989" calcext:value-type="float">
            <text:p>-0.764989</text:p>
          </table:table-cell>
          <table:table-cell office:value-type="float" office:value="0.224183" calcext:value-type="float">
            <text:p>0.2241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7747" calcext:value-type="float">
            <text:p>-0.157747</text:p>
          </table:table-cell>
          <table:table-cell office:value-type="float" office:value="1.26965" calcext:value-type="float">
            <text:p>1.269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8038" calcext:value-type="float">
            <text:p>-1.68038</text:p>
          </table:table-cell>
          <table:table-cell office:value-type="float" office:value="-0.0175977" calcext:value-type="float">
            <text:p>-0.0175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1362" calcext:value-type="float">
            <text:p>-0.401362</text:p>
          </table:table-cell>
          <table:table-cell office:value-type="float" office:value="1.24346" calcext:value-type="float">
            <text:p>1.243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608" calcext:value-type="float">
            <text:p>-1.67608</text:p>
          </table:table-cell>
          <table:table-cell office:value-type="float" office:value="-0.348497" calcext:value-type="float">
            <text:p>-0.3484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4566" calcext:value-type="float">
            <text:p>0.104566</text:p>
          </table:table-cell>
          <table:table-cell office:value-type="float" office:value="1.32556" calcext:value-type="float">
            <text:p>1.325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746" calcext:value-type="float">
            <text:p>-1.9746</text:p>
          </table:table-cell>
          <table:table-cell office:value-type="float" office:value="0.209459" calcext:value-type="float">
            <text:p>0.2094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5869" calcext:value-type="float">
            <text:p>-0.405869</text:p>
          </table:table-cell>
          <table:table-cell office:value-type="float" office:value="1.32633" calcext:value-type="float">
            <text:p>1.326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55" calcext:value-type="float">
            <text:p>-2.30355</text:p>
          </table:table-cell>
          <table:table-cell office:value-type="float" office:value="-0.0772107" calcext:value-type="float">
            <text:p>-0.0772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2569" calcext:value-type="float">
            <text:p>-0.022569</text:p>
          </table:table-cell>
          <table:table-cell office:value-type="float" office:value="1.11118" calcext:value-type="float">
            <text:p>1.1111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9419" calcext:value-type="float">
            <text:p>-0.99419</text:p>
          </table:table-cell>
          <table:table-cell office:value-type="float" office:value="-0.348846" calcext:value-type="float">
            <text:p>-0.348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05173" calcext:value-type="float">
            <text:p>-0.205173</text:p>
          </table:table-cell>
          <table:table-cell office:value-type="float" office:value="0.371824" calcext:value-type="float">
            <text:p>0.3718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4194" calcext:value-type="float">
            <text:p>-2.44194</text:p>
          </table:table-cell>
          <table:table-cell office:value-type="float" office:value="-0.210048" calcext:value-type="float">
            <text:p>-0.210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3316" calcext:value-type="float">
            <text:p>-0.193316</text:p>
          </table:table-cell>
          <table:table-cell office:value-type="float" office:value="1.85371" calcext:value-type="float">
            <text:p>1.8537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6043" calcext:value-type="float">
            <text:p>-1.86043</text:p>
          </table:table-cell>
          <table:table-cell office:value-type="float" office:value="-0.205542" calcext:value-type="float">
            <text:p>-0.205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31151" calcext:value-type="float">
            <text:p>-0.331151</text:p>
          </table:table-cell>
          <table:table-cell office:value-type="float" office:value="1.74258" calcext:value-type="float">
            <text:p>1.7425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151" calcext:value-type="float">
            <text:p>-1.7151</text:p>
          </table:table-cell>
          <table:table-cell office:value-type="float" office:value="0.216848" calcext:value-type="float">
            <text:p>0.2168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4298" calcext:value-type="float">
            <text:p>0.254298</text:p>
          </table:table-cell>
          <table:table-cell office:value-type="float" office:value="1.22356" calcext:value-type="float">
            <text:p>1.223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06181" calcext:value-type="float">
            <text:p>-0.906181</text:p>
          </table:table-cell>
          <table:table-cell office:value-type="float" office:value="-0.0586624" calcext:value-type="float">
            <text:p>-0.0586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30526" calcext:value-type="float">
            <text:p>-0.0730526</text:p>
          </table:table-cell>
          <table:table-cell office:value-type="float" office:value="1.173" calcext:value-type="float">
            <text:p>1.17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4948" calcext:value-type="float">
            <text:p>-1.24948</text:p>
          </table:table-cell>
          <table:table-cell office:value-type="float" office:value="-0.483848" calcext:value-type="float">
            <text:p>-0.4838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987" calcext:value-type="float">
            <text:p>-0.10987</text:p>
          </table:table-cell>
          <table:table-cell office:value-type="float" office:value="1.45879" calcext:value-type="float">
            <text:p>1.458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249" calcext:value-type="float">
            <text:p>-1.88249</text:p>
          </table:table-cell>
          <table:table-cell office:value-type="float" office:value="-0.220189" calcext:value-type="float">
            <text:p>-0.2201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2254" calcext:value-type="float">
            <text:p>-0.242254</text:p>
          </table:table-cell>
          <table:table-cell office:value-type="float" office:value="1.30347" calcext:value-type="float">
            <text:p>1.303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71774" calcext:value-type="float">
            <text:p>-0.671774</text:p>
          </table:table-cell>
          <table:table-cell office:value-type="float" office:value="0.266806" calcext:value-type="float">
            <text:p>0.2668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2079" calcext:value-type="float">
            <text:p>-0.402079</text:p>
          </table:table-cell>
          <table:table-cell office:value-type="float" office:value="1.60137" calcext:value-type="float">
            <text:p>1.601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347" calcext:value-type="float">
            <text:p>-2.63347</text:p>
          </table:table-cell>
          <table:table-cell office:value-type="float" office:value="-0.280889" calcext:value-type="float">
            <text:p>-0.280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72936" calcext:value-type="float">
            <text:p>-0.272936</text:p>
          </table:table-cell>
          <table:table-cell office:value-type="float" office:value="1.11467" calcext:value-type="float">
            <text:p>1.114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0695" calcext:value-type="float">
            <text:p>-1.20695</text:p>
          </table:table-cell>
          <table:table-cell office:value-type="float" office:value="-0.201858" calcext:value-type="float">
            <text:p>-0.2018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51805" calcext:value-type="float">
            <text:p>-0.451805</text:p>
          </table:table-cell>
          <table:table-cell office:value-type="float" office:value="1.07022" calcext:value-type="float">
            <text:p>1.0702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9495" calcext:value-type="float">
            <text:p>-1.59495</text:p>
          </table:table-cell>
          <table:table-cell office:value-type="float" office:value="-0.487181" calcext:value-type="float">
            <text:p>-0.4871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82765" calcext:value-type="float">
            <text:p>-0.0282765</text:p>
          </table:table-cell>
          <table:table-cell office:value-type="float" office:value="0.440982" calcext:value-type="float">
            <text:p>0.4409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0829" calcext:value-type="float">
            <text:p>-1.90829</text:p>
          </table:table-cell>
          <table:table-cell office:value-type="float" office:value="-0.143211" calcext:value-type="float">
            <text:p>-0.1432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74462" calcext:value-type="float">
            <text:p>-0.274462</text:p>
          </table:table-cell>
          <table:table-cell office:value-type="float" office:value="0.731676" calcext:value-type="float">
            <text:p>0.7316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7304" calcext:value-type="float">
            <text:p>-1.07304</text:p>
          </table:table-cell>
          <table:table-cell office:value-type="float" office:value="-0.254002" calcext:value-type="float">
            <text:p>-0.254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953" calcext:value-type="float">
            <text:p>-0.19953</text:p>
          </table:table-cell>
          <table:table-cell office:value-type="float" office:value="1.87935" calcext:value-type="float">
            <text:p>1.8793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5799" calcext:value-type="float">
            <text:p>-1.45799</text:p>
          </table:table-cell>
          <table:table-cell office:value-type="float" office:value="0.142996" calcext:value-type="float">
            <text:p>0.1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52471" calcext:value-type="float">
            <text:p>-0.252471</text:p>
          </table:table-cell>
          <table:table-cell office:value-type="float" office:value="0.72655" calcext:value-type="float">
            <text:p>0.726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67538" calcext:value-type="float">
            <text:p>-0.967538</text:p>
          </table:table-cell>
          <table:table-cell office:value-type="float" office:value="0.0374383" calcext:value-type="float">
            <text:p>0.0374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17698" calcext:value-type="float">
            <text:p>-0.217698</text:p>
          </table:table-cell>
          <table:table-cell office:value-type="float" office:value="0.340898" calcext:value-type="float">
            <text:p>0.3408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1758" calcext:value-type="float">
            <text:p>-2.31758</text:p>
          </table:table-cell>
          <table:table-cell office:value-type="float" office:value="-0.248441" calcext:value-type="float">
            <text:p>-0.2484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865716" calcext:value-type="float">
            <text:p>-0.0865716</text:p>
          </table:table-cell>
          <table:table-cell office:value-type="float" office:value="1.00433" calcext:value-type="float">
            <text:p>1.004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1275" calcext:value-type="float">
            <text:p>-1.31275</text:p>
          </table:table-cell>
          <table:table-cell office:value-type="float" office:value="-0.00592393" calcext:value-type="float">
            <text:p>-0.00592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557" calcext:value-type="float">
            <text:p>0.20557</text:p>
          </table:table-cell>
          <table:table-cell office:value-type="float" office:value="0.825704" calcext:value-type="float">
            <text:p>0.8257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2777" calcext:value-type="float">
            <text:p>-2.62777</text:p>
          </table:table-cell>
          <table:table-cell office:value-type="float" office:value="-0.3237" calcext:value-type="float">
            <text:p>-0.32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2931" calcext:value-type="float">
            <text:p>-0.112931</text:p>
          </table:table-cell>
          <table:table-cell office:value-type="float" office:value="0.82479" calcext:value-type="float">
            <text:p>0.824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70005" calcext:value-type="float">
            <text:p>-0.670005</text:p>
          </table:table-cell>
          <table:table-cell office:value-type="float" office:value="-0.710908" calcext:value-type="float">
            <text:p>-0.7109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26491" calcext:value-type="float">
            <text:p>-0.326491</text:p>
          </table:table-cell>
          <table:table-cell office:value-type="float" office:value="1.42021" calcext:value-type="float">
            <text:p>1.4202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1785" calcext:value-type="float">
            <text:p>-1.01785</text:p>
          </table:table-cell>
          <table:table-cell office:value-type="float" office:value="-0.123012" calcext:value-type="float">
            <text:p>-0.123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13197" calcext:value-type="float">
            <text:p>-0.513197</text:p>
          </table:table-cell>
          <table:table-cell office:value-type="float" office:value="1.08592" calcext:value-type="float">
            <text:p>1.085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796" calcext:value-type="float">
            <text:p>-1.11796</text:p>
          </table:table-cell>
          <table:table-cell office:value-type="float" office:value="-0.338308" calcext:value-type="float">
            <text:p>-0.338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469209" calcext:value-type="float">
            <text:p>-0.0469209</text:p>
          </table:table-cell>
          <table:table-cell office:value-type="float" office:value="1.1431" calcext:value-type="float">
            <text:p>1.14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94087" calcext:value-type="float">
            <text:p>-0.994087</text:p>
          </table:table-cell>
          <table:table-cell office:value-type="float" office:value="-0.291256" calcext:value-type="float">
            <text:p>-0.291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0794" calcext:value-type="float">
            <text:p>0.0130794</text:p>
          </table:table-cell>
          <table:table-cell office:value-type="float" office:value="1.83835" calcext:value-type="float">
            <text:p>1.8383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1394" calcext:value-type="float">
            <text:p>-1.41394</text:p>
          </table:table-cell>
          <table:table-cell office:value-type="float" office:value="-0.0414039" calcext:value-type="float">
            <text:p>-0.0414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0435" calcext:value-type="float">
            <text:p>-0.110435</text:p>
          </table:table-cell>
          <table:table-cell office:value-type="float" office:value="1.29065" calcext:value-type="float">
            <text:p>1.290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06" calcext:value-type="float">
            <text:p>-1.4606</text:p>
          </table:table-cell>
          <table:table-cell office:value-type="float" office:value="-0.196794" calcext:value-type="float">
            <text:p>-0.1967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42224" calcext:value-type="float">
            <text:p>0.0542224</text:p>
          </table:table-cell>
          <table:table-cell office:value-type="float" office:value="0.877905" calcext:value-type="float">
            <text:p>0.8779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2245" calcext:value-type="float">
            <text:p>-1.52245</text:p>
          </table:table-cell>
          <table:table-cell office:value-type="float" office:value="-0.286282" calcext:value-type="float">
            <text:p>-0.2862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0768476" calcext:value-type="float">
            <text:p>-0.00768476</text:p>
          </table:table-cell>
          <table:table-cell office:value-type="float" office:value="1.56088" calcext:value-type="float">
            <text:p>1.560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1946" calcext:value-type="float">
            <text:p>-1.21946</text:p>
          </table:table-cell>
          <table:table-cell office:value-type="float" office:value="-0.240816" calcext:value-type="float">
            <text:p>-0.2408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3461" calcext:value-type="float">
            <text:p>-0.033461</text:p>
          </table:table-cell>
          <table:table-cell office:value-type="float" office:value="0.685315" calcext:value-type="float">
            <text:p>0.6853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91053" calcext:value-type="float">
            <text:p>-0.691053</text:p>
          </table:table-cell>
          <table:table-cell office:value-type="float" office:value="-0.292521" calcext:value-type="float">
            <text:p>-0.2925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62732" calcext:value-type="float">
            <text:p>-0.0962732</text:p>
          </table:table-cell>
          <table:table-cell office:value-type="float" office:value="1.0685" calcext:value-type="float">
            <text:p>1.068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0041" calcext:value-type="float">
            <text:p>-2.00041</text:p>
          </table:table-cell>
          <table:table-cell office:value-type="float" office:value="-0.26053" calcext:value-type="float">
            <text:p>-0.260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46786" calcext:value-type="float">
            <text:p>-0.0646786</text:p>
          </table:table-cell>
          <table:table-cell office:value-type="float" office:value="1.21456" calcext:value-type="float">
            <text:p>1.214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0542" calcext:value-type="float">
            <text:p>-1.90542</text:p>
          </table:table-cell>
          <table:table-cell office:value-type="float" office:value="-0.750528" calcext:value-type="float">
            <text:p>-0.7505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55293" calcext:value-type="float">
            <text:p>-0.0255293</text:p>
          </table:table-cell>
          <table:table-cell office:value-type="float" office:value="0.28262" calcext:value-type="float">
            <text:p>0.282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33791" calcext:value-type="float">
            <text:p>-0.933791</text:p>
          </table:table-cell>
          <table:table-cell office:value-type="float" office:value="-0.357619" calcext:value-type="float">
            <text:p>-0.3576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7159" calcext:value-type="float">
            <text:p>-0.137159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2175" calcext:value-type="float">
            <text:p>-1.52175</text:p>
          </table:table-cell>
          <table:table-cell office:value-type="float" office:value="-0.73037" calcext:value-type="float">
            <text:p>-0.730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9757" calcext:value-type="float">
            <text:p>-0.129757</text:p>
          </table:table-cell>
          <table:table-cell office:value-type="float" office:value="0.990801" calcext:value-type="float">
            <text:p>0.99080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2721" calcext:value-type="float">
            <text:p>-1.62721</text:p>
          </table:table-cell>
          <table:table-cell office:value-type="float" office:value="-0.0257883" calcext:value-type="float">
            <text:p>-0.02578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374" calcext:value-type="float">
            <text:p>-0.40374</text:p>
          </table:table-cell>
          <table:table-cell office:value-type="float" office:value="0.638969" calcext:value-type="float">
            <text:p>0.6389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7164" calcext:value-type="float">
            <text:p>-1.77164</text:p>
          </table:table-cell>
          <table:table-cell office:value-type="float" office:value="-0.39202" calcext:value-type="float">
            <text:p>-0.39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7398" calcext:value-type="float">
            <text:p>-0.107398</text:p>
          </table:table-cell>
          <table:table-cell office:value-type="float" office:value="1.04017" calcext:value-type="float">
            <text:p>1.040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5963" calcext:value-type="float">
            <text:p>-1.35963</text:p>
          </table:table-cell>
          <table:table-cell office:value-type="float" office:value="-0.128588" calcext:value-type="float">
            <text:p>-0.1285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69413" calcext:value-type="float">
            <text:p>-0.169413</text:p>
          </table:table-cell>
          <table:table-cell office:value-type="float" office:value="0.959483" calcext:value-type="float">
            <text:p>0.95948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8579" calcext:value-type="float">
            <text:p>-0.928579</text:p>
          </table:table-cell>
          <table:table-cell office:value-type="float" office:value="0.0618786" calcext:value-type="float">
            <text:p>0.06187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6235" calcext:value-type="float">
            <text:p>-0.226235</text:p>
          </table:table-cell>
          <table:table-cell office:value-type="float" office:value="1.60479" calcext:value-type="float">
            <text:p>1.604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048" calcext:value-type="float">
            <text:p>-2.0048</text:p>
          </table:table-cell>
          <table:table-cell office:value-type="float" office:value="-0.264012" calcext:value-type="float">
            <text:p>-0.264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2491" calcext:value-type="float">
            <text:p>0.0472491</text:p>
          </table:table-cell>
          <table:table-cell office:value-type="float" office:value="1.25695" calcext:value-type="float">
            <text:p>1.256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5305" calcext:value-type="float">
            <text:p>-1.05305</text:p>
          </table:table-cell>
          <table:table-cell office:value-type="float" office:value="-0.0806068" calcext:value-type="float">
            <text:p>-0.08060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4889" calcext:value-type="float">
            <text:p>0.164889</text:p>
          </table:table-cell>
          <table:table-cell office:value-type="float" office:value="1.58827" calcext:value-type="float">
            <text:p>1.5882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438" calcext:value-type="float">
            <text:p>-1.7438</text:p>
          </table:table-cell>
          <table:table-cell office:value-type="float" office:value="-0.270436" calcext:value-type="float">
            <text:p>-0.2704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12457" calcext:value-type="float">
            <text:p>-0.412457</text:p>
          </table:table-cell>
          <table:table-cell office:value-type="float" office:value="0.72989" calcext:value-type="float">
            <text:p>0.7298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5456" calcext:value-type="float">
            <text:p>-2.45456</text:p>
          </table:table-cell>
          <table:table-cell office:value-type="float" office:value="-0.0142089" calcext:value-type="float">
            <text:p>-0.0142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8961" calcext:value-type="float">
            <text:p>-0.198961</text:p>
          </table:table-cell>
          <table:table-cell office:value-type="float" office:value="1.73059" calcext:value-type="float">
            <text:p>1.7305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9627" calcext:value-type="float">
            <text:p>-1.89627</text:p>
          </table:table-cell>
          <table:table-cell office:value-type="float" office:value="0.11772" calcext:value-type="float">
            <text:p>0.11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18464" calcext:value-type="float">
            <text:p>0.00918464</text:p>
          </table:table-cell>
          <table:table-cell office:value-type="float" office:value="0.656006" calcext:value-type="float">
            <text:p>0.6560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953" calcext:value-type="float">
            <text:p>-1.23953</text:p>
          </table:table-cell>
          <table:table-cell office:value-type="float" office:value="-0.457355" calcext:value-type="float">
            <text:p>-0.457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4469" calcext:value-type="float">
            <text:p>0.204469</text:p>
          </table:table-cell>
          <table:table-cell office:value-type="float" office:value="0.672732" calcext:value-type="float">
            <text:p>0.6727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85817" calcext:value-type="float">
            <text:p>-0.885817</text:p>
          </table:table-cell>
          <table:table-cell office:value-type="float" office:value="0.12156" calcext:value-type="float">
            <text:p>0.12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07" calcext:value-type="float">
            <text:p>-0.1307</text:p>
          </table:table-cell>
          <table:table-cell office:value-type="float" office:value="0.634943" calcext:value-type="float">
            <text:p>0.6349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6675" calcext:value-type="float">
            <text:p>-2.06675</text:p>
          </table:table-cell>
          <table:table-cell office:value-type="float" office:value="-0.141921" calcext:value-type="float">
            <text:p>-0.141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29805" calcext:value-type="float">
            <text:p>-0.429805</text:p>
          </table:table-cell>
          <table:table-cell office:value-type="float" office:value="0.809201" calcext:value-type="float">
            <text:p>0.80920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7941" calcext:value-type="float">
            <text:p>-0.557941</text:p>
          </table:table-cell>
          <table:table-cell office:value-type="float" office:value="-0.418863" calcext:value-type="float">
            <text:p>-0.4188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2356" calcext:value-type="float">
            <text:p>-0.132356</text:p>
          </table:table-cell>
          <table:table-cell office:value-type="float" office:value="1.57377" calcext:value-type="float">
            <text:p>1.573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596" calcext:value-type="float">
            <text:p>-2.63596</text:p>
          </table:table-cell>
          <table:table-cell office:value-type="float" office:value="-0.102853" calcext:value-type="float">
            <text:p>-0.1028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1511" calcext:value-type="float">
            <text:p>-0.171511</text:p>
          </table:table-cell>
          <table:table-cell office:value-type="float" office:value="1.13626" calcext:value-type="float">
            <text:p>1.136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74866" calcext:value-type="float">
            <text:p>-2.74866</text:p>
          </table:table-cell>
          <table:table-cell office:value-type="float" office:value="-0.351796" calcext:value-type="float">
            <text:p>-0.3517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904" calcext:value-type="float">
            <text:p>0.152904</text:p>
          </table:table-cell>
          <table:table-cell office:value-type="float" office:value="0.384054" calcext:value-type="float">
            <text:p>0.3840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048" calcext:value-type="float">
            <text:p>-1.6048</text:p>
          </table:table-cell>
          <table:table-cell office:value-type="float" office:value="-0.187027" calcext:value-type="float">
            <text:p>-0.187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8244" calcext:value-type="float">
            <text:p>0.138244</text:p>
          </table:table-cell>
          <table:table-cell office:value-type="float" office:value="0.524834" calcext:value-type="float">
            <text:p>0.52483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0125" calcext:value-type="float">
            <text:p>-0.450125</text:p>
          </table:table-cell>
          <table:table-cell office:value-type="float" office:value="-0.335052" calcext:value-type="float">
            <text:p>-0.3350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434" calcext:value-type="float">
            <text:p>0.126434</text:p>
          </table:table-cell>
          <table:table-cell office:value-type="float" office:value="1.23811" calcext:value-type="float">
            <text:p>1.2381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2308" calcext:value-type="float">
            <text:p>-2.22308</text:p>
          </table:table-cell>
          <table:table-cell office:value-type="float" office:value="-0.258855" calcext:value-type="float">
            <text:p>-0.258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38709" calcext:value-type="float">
            <text:p>-0.338709</text:p>
          </table:table-cell>
          <table:table-cell office:value-type="float" office:value="1.58566" calcext:value-type="float">
            <text:p>1.585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004" calcext:value-type="float">
            <text:p>-2.4004</text:p>
          </table:table-cell>
          <table:table-cell office:value-type="float" office:value="-0.173146" calcext:value-type="float">
            <text:p>-0.173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4001" calcext:value-type="float">
            <text:p>0.154001</text:p>
          </table:table-cell>
          <table:table-cell office:value-type="float" office:value="0.829024" calcext:value-type="float">
            <text:p>0.8290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1649" calcext:value-type="float">
            <text:p>-2.11649</text:p>
          </table:table-cell>
          <table:table-cell office:value-type="float" office:value="-0.131222" calcext:value-type="float">
            <text:p>-0.131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2258" calcext:value-type="float">
            <text:p>-0.102258</text:p>
          </table:table-cell>
          <table:table-cell office:value-type="float" office:value="1.24178" calcext:value-type="float">
            <text:p>1.241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9946" calcext:value-type="float">
            <text:p>-1.59946</text:p>
          </table:table-cell>
          <table:table-cell office:value-type="float" office:value="-0.383557" calcext:value-type="float">
            <text:p>-0.3835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88332" calcext:value-type="float">
            <text:p>-0.188332</text:p>
          </table:table-cell>
          <table:table-cell office:value-type="float" office:value="1.43998" calcext:value-type="float">
            <text:p>1.439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9468" calcext:value-type="float">
            <text:p>-1.69468</text:p>
          </table:table-cell>
          <table:table-cell office:value-type="float" office:value="-0.845225" calcext:value-type="float">
            <text:p>-0.845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91601" calcext:value-type="float">
            <text:p>-0.491601</text:p>
          </table:table-cell>
          <table:table-cell office:value-type="float" office:value="0.970934" calcext:value-type="float">
            <text:p>0.9709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68555" calcext:value-type="float">
            <text:p>0.0268555</text:p>
          </table:table-cell>
          <table:table-cell office:value-type="float" office:value="0.438899" calcext:value-type="float">
            <text:p>0.4388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11568" calcext:value-type="float">
            <text:p>-0.111568</text:p>
          </table:table-cell>
          <table:table-cell office:value-type="float" office:value="1.49721" calcext:value-type="float">
            <text:p>1.497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74154" calcext:value-type="float">
            <text:p>-0.274154</text:p>
          </table:table-cell>
          <table:table-cell office:value-type="float" office:value="0.334417" calcext:value-type="float">
            <text:p>0.334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92578" calcext:value-type="float">
            <text:p>-0.192578</text:p>
          </table:table-cell>
          <table:table-cell office:value-type="float" office:value="1.77894" calcext:value-type="float">
            <text:p>1.778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77818" calcext:value-type="float">
            <text:p>-0.177818</text:p>
          </table:table-cell>
          <table:table-cell office:value-type="float" office:value="1.26228" calcext:value-type="float">
            <text:p>1.262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92896" calcext:value-type="float">
            <text:p>0.0392896</text:p>
          </table:table-cell>
          <table:table-cell office:value-type="float" office:value="0.502275" calcext:value-type="float">
            <text:p>0.5022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54498" calcext:value-type="float">
            <text:p>-0.254498</text:p>
          </table:table-cell>
          <table:table-cell office:value-type="float" office:value="1.26541" calcext:value-type="float">
            <text:p>1.265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0459" calcext:value-type="float">
            <text:p>-0.120459</text:p>
          </table:table-cell>
          <table:table-cell office:value-type="float" office:value="0.213602" calcext:value-type="float">
            <text:p>0.213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29975" calcext:value-type="float">
            <text:p>-0.329975</text:p>
          </table:table-cell>
          <table:table-cell office:value-type="float" office:value="0.969496" calcext:value-type="float">
            <text:p>0.9694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33041" calcext:value-type="float">
            <text:p>0.133041</text:p>
          </table:table-cell>
          <table:table-cell office:value-type="float" office:value="1.38639" calcext:value-type="float">
            <text:p>1.386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08463" calcext:value-type="float">
            <text:p>0.0308463</text:p>
          </table:table-cell>
          <table:table-cell office:value-type="float" office:value="0.674489" calcext:value-type="float">
            <text:p>0.6744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4873" calcext:value-type="float">
            <text:p>-0.134873</text:p>
          </table:table-cell>
          <table:table-cell office:value-type="float" office:value="0.365133" calcext:value-type="float">
            <text:p>0.3651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87833" calcext:value-type="float">
            <text:p>-0.287833</text:p>
          </table:table-cell>
          <table:table-cell office:value-type="float" office:value="1.5708" calcext:value-type="float">
            <text:p>1.57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10788" calcext:value-type="float">
            <text:p>0.110788</text:p>
          </table:table-cell>
          <table:table-cell office:value-type="float" office:value="0.653265" calcext:value-type="float">
            <text:p>0.6532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05297" calcext:value-type="float">
            <text:p>0.205297</text:p>
          </table:table-cell>
          <table:table-cell office:value-type="float" office:value="0.916799" calcext:value-type="float">
            <text:p>0.9167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35038" calcext:value-type="float">
            <text:p>-0.235038</text:p>
          </table:table-cell>
          <table:table-cell office:value-type="float" office:value="0.736713" calcext:value-type="float">
            <text:p>0.7367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49685" calcext:value-type="float">
            <text:p>-0.149685</text:p>
          </table:table-cell>
          <table:table-cell office:value-type="float" office:value="1.65968" calcext:value-type="float">
            <text:p>1.659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227764" calcext:value-type="float">
            <text:p>-0.0227764</text:p>
          </table:table-cell>
          <table:table-cell office:value-type="float" office:value="1.85023" calcext:value-type="float">
            <text:p>1.85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01898" calcext:value-type="float">
            <text:p>-0.301898</text:p>
          </table:table-cell>
          <table:table-cell office:value-type="float" office:value="0.718752" calcext:value-type="float">
            <text:p>0.7187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30542" calcext:value-type="float">
            <text:p>-0.0930542</text:p>
          </table:table-cell>
          <table:table-cell office:value-type="float" office:value="0.804397" calcext:value-type="float">
            <text:p>0.8043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79807" calcext:value-type="float">
            <text:p>-0.0979807</text:p>
          </table:table-cell>
          <table:table-cell office:value-type="float" office:value="1.77507" calcext:value-type="float">
            <text:p>1.775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32383" calcext:value-type="float">
            <text:p>0.232383</text:p>
          </table:table-cell>
          <table:table-cell office:value-type="float" office:value="1.02268" calcext:value-type="float">
            <text:p>1.022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1119" calcext:value-type="float">
            <text:p>-0.131119</text:p>
          </table:table-cell>
          <table:table-cell office:value-type="float" office:value="0.838356" calcext:value-type="float">
            <text:p>0.8383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12713" calcext:value-type="float">
            <text:p>-0.112713</text:p>
          </table:table-cell>
          <table:table-cell office:value-type="float" office:value="1.31853" calcext:value-type="float">
            <text:p>1.318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88593" calcext:value-type="float">
            <text:p>-0.388593</text:p>
          </table:table-cell>
          <table:table-cell office:value-type="float" office:value="1.67695" calcext:value-type="float">
            <text:p>1.676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47113" calcext:value-type="float">
            <text:p>-0.347113</text:p>
          </table:table-cell>
          <table:table-cell office:value-type="float" office:value="1.36547" calcext:value-type="float">
            <text:p>1.365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384905" calcext:value-type="float">
            <text:p>-0.0384905</text:p>
          </table:table-cell>
          <table:table-cell office:value-type="float" office:value="0.941842" calcext:value-type="float">
            <text:p>0.9418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07305" calcext:value-type="float">
            <text:p>-0.207305</text:p>
          </table:table-cell>
          <table:table-cell office:value-type="float" office:value="0.834538" calcext:value-type="float">
            <text:p>0.8345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61057" calcext:value-type="float">
            <text:p>-0.161057</text:p>
          </table:table-cell>
          <table:table-cell office:value-type="float" office:value="1.60938" calcext:value-type="float">
            <text:p>1.609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265702" calcext:value-type="float">
            <text:p>-0.0265702</text:p>
          </table:table-cell>
          <table:table-cell office:value-type="float" office:value="0.307781" calcext:value-type="float">
            <text:p>0.3077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000769908" calcext:value-type="float">
            <text:p>-0.0000769908</text:p>
          </table:table-cell>
          <table:table-cell office:value-type="float" office:value="0.661771" calcext:value-type="float">
            <text:p>0.6617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08911" calcext:value-type="float">
            <text:p>-0.108911</text:p>
          </table:table-cell>
          <table:table-cell office:value-type="float" office:value="1.70594" calcext:value-type="float">
            <text:p>1.705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86316" calcext:value-type="float">
            <text:p>-0.386316</text:p>
          </table:table-cell>
          <table:table-cell office:value-type="float" office:value="1.44223" calcext:value-type="float">
            <text:p>1.44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86082" calcext:value-type="float">
            <text:p>-0.0986082</text:p>
          </table:table-cell>
          <table:table-cell office:value-type="float" office:value="1.0825" calcext:value-type="float">
            <text:p>1.0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431659" calcext:value-type="float">
            <text:p>0.0431659</text:p>
          </table:table-cell>
          <table:table-cell office:value-type="float" office:value="1.01375" calcext:value-type="float">
            <text:p>1.013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16798" calcext:value-type="float">
            <text:p>-0.216798</text:p>
          </table:table-cell>
          <table:table-cell office:value-type="float" office:value="1.44131" calcext:value-type="float">
            <text:p>1.441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71647" calcext:value-type="float">
            <text:p>0.171647</text:p>
          </table:table-cell>
          <table:table-cell office:value-type="float" office:value="1.52091" calcext:value-type="float">
            <text:p>1.520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86649" calcext:value-type="float">
            <text:p>0.286649</text:p>
          </table:table-cell>
          <table:table-cell office:value-type="float" office:value="1.12091" calcext:value-type="float">
            <text:p>1.120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92133" calcext:value-type="float">
            <text:p>-0.192133</text:p>
          </table:table-cell>
          <table:table-cell office:value-type="float" office:value="1.76339" calcext:value-type="float">
            <text:p>1.763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5096" calcext:value-type="float">
            <text:p>-0.135096</text:p>
          </table:table-cell>
          <table:table-cell office:value-type="float" office:value="1.04671" calcext:value-type="float">
            <text:p>1.046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74375" calcext:value-type="float">
            <text:p>-0.274375</text:p>
          </table:table-cell>
          <table:table-cell office:value-type="float" office:value="1.65021" calcext:value-type="float">
            <text:p>1.650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755" calcext:value-type="float">
            <text:p>-0.12755</text:p>
          </table:table-cell>
          <table:table-cell office:value-type="float" office:value="1.46388" calcext:value-type="float">
            <text:p>1.46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21296" calcext:value-type="float">
            <text:p>-0.0921296</text:p>
          </table:table-cell>
          <table:table-cell office:value-type="float" office:value="1.49382" calcext:value-type="float">
            <text:p>1.493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601406" calcext:value-type="float">
            <text:p>0.0601406</text:p>
          </table:table-cell>
          <table:table-cell office:value-type="float" office:value="1.81602" calcext:value-type="float">
            <text:p>1.81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70709" calcext:value-type="float">
            <text:p>-0.170709</text:p>
          </table:table-cell>
          <table:table-cell office:value-type="float" office:value="1.52594" calcext:value-type="float">
            <text:p>1.525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6028" calcext:value-type="float">
            <text:p>-0.16028</text:p>
          </table:table-cell>
          <table:table-cell office:value-type="float" office:value="0.8511" calcext:value-type="float">
            <text:p>0.85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328736" calcext:value-type="float">
            <text:p>-0.0328736</text:p>
          </table:table-cell>
          <table:table-cell office:value-type="float" office:value="1.14454" calcext:value-type="float">
            <text:p>1.144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588149" calcext:value-type="float">
            <text:p>-0.0588149</text:p>
          </table:table-cell>
          <table:table-cell office:value-type="float" office:value="0.291776" calcext:value-type="float">
            <text:p>0.2917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58546" calcext:value-type="float">
            <text:p>-0.158546</text:p>
          </table:table-cell>
          <table:table-cell office:value-type="float" office:value="0.49083" calcext:value-type="float">
            <text:p>0.490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460976" calcext:value-type="float">
            <text:p>-0.0460976</text:p>
          </table:table-cell>
          <table:table-cell office:value-type="float" office:value="0.330761" calcext:value-type="float">
            <text:p>0.3307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531423" calcext:value-type="float">
            <text:p>-0.0531423</text:p>
          </table:table-cell>
          <table:table-cell office:value-type="float" office:value="1.39238" calcext:value-type="float">
            <text:p>1.392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54452" calcext:value-type="float">
            <text:p>-0.154452</text:p>
          </table:table-cell>
          <table:table-cell office:value-type="float" office:value="1.72369" calcext:value-type="float">
            <text:p>1.723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66084" calcext:value-type="float">
            <text:p>-0.166084</text:p>
          </table:table-cell>
          <table:table-cell office:value-type="float" office:value="1.02985" calcext:value-type="float">
            <text:p>1.029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421428" calcext:value-type="float">
            <text:p>-0.421428</text:p>
          </table:table-cell>
          <table:table-cell office:value-type="float" office:value="0.579461" calcext:value-type="float">
            <text:p>0.5794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412753" calcext:value-type="float">
            <text:p>0.0412753</text:p>
          </table:table-cell>
          <table:table-cell office:value-type="float" office:value="0.432033" calcext:value-type="float">
            <text:p>0.4320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21903" calcext:value-type="float">
            <text:p>0.0221903</text:p>
          </table:table-cell>
          <table:table-cell office:value-type="float" office:value="0.485386" calcext:value-type="float">
            <text:p>0.4853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55432" calcext:value-type="float">
            <text:p>0.155432</text:p>
          </table:table-cell>
          <table:table-cell office:value-type="float" office:value="0.747291" calcext:value-type="float">
            <text:p>0.747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587434" calcext:value-type="float">
            <text:p>-0.0587434</text:p>
          </table:table-cell>
          <table:table-cell office:value-type="float" office:value="1.22234" calcext:value-type="float">
            <text:p>1.222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738172" calcext:value-type="float">
            <text:p>-0.0738172</text:p>
          </table:table-cell>
          <table:table-cell office:value-type="float" office:value="0.378851" calcext:value-type="float">
            <text:p>0.3788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371703" calcext:value-type="float">
            <text:p>-0.0371703</text:p>
          </table:table-cell>
          <table:table-cell office:value-type="float" office:value="0.950456" calcext:value-type="float">
            <text:p>0.950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490195" calcext:value-type="float">
            <text:p>-0.0490195</text:p>
          </table:table-cell>
          <table:table-cell office:value-type="float" office:value="1.39597" calcext:value-type="float">
            <text:p>1.395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317" calcext:value-type="float">
            <text:p>-0.12317</text:p>
          </table:table-cell>
          <table:table-cell office:value-type="float" office:value="1.39636" calcext:value-type="float">
            <text:p>1.396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633874" calcext:value-type="float">
            <text:p>0.00633874</text:p>
          </table:table-cell>
          <table:table-cell office:value-type="float" office:value="0.423047" calcext:value-type="float">
            <text:p>0.4230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25464" calcext:value-type="float">
            <text:p>-0.325464</text:p>
          </table:table-cell>
          <table:table-cell office:value-type="float" office:value="0.681516" calcext:value-type="float">
            <text:p>0.6815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02499" calcext:value-type="float">
            <text:p>-0.202499</text:p>
          </table:table-cell>
          <table:table-cell office:value-type="float" office:value="1.53579" calcext:value-type="float">
            <text:p>1.535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0779485" calcext:value-type="float">
            <text:p>-0.00779485</text:p>
          </table:table-cell>
          <table:table-cell office:value-type="float" office:value="0.588762" calcext:value-type="float">
            <text:p>0.5887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88525" calcext:value-type="float">
            <text:p>-0.388525</text:p>
          </table:table-cell>
          <table:table-cell office:value-type="float" office:value="1.24764" calcext:value-type="float">
            <text:p>1.247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2642" calcext:value-type="float">
            <text:p>-0.132642</text:p>
          </table:table-cell>
          <table:table-cell office:value-type="float" office:value="1.25701" calcext:value-type="float">
            <text:p>1.257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9014" calcext:value-type="float">
            <text:p>-0.129014</text:p>
          </table:table-cell>
          <table:table-cell office:value-type="float" office:value="1.1228" calcext:value-type="float">
            <text:p>1.12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75355" calcext:value-type="float">
            <text:p>0.075355</text:p>
          </table:table-cell>
          <table:table-cell office:value-type="float" office:value="0.909989" calcext:value-type="float">
            <text:p>0.9099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78629" calcext:value-type="float">
            <text:p>0.178629</text:p>
          </table:table-cell>
          <table:table-cell office:value-type="float" office:value="0.51595" calcext:value-type="float">
            <text:p>0.515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2412" calcext:value-type="float">
            <text:p>-0.132412</text:p>
          </table:table-cell>
          <table:table-cell office:value-type="float" office:value="0.426226" calcext:value-type="float">
            <text:p>0.4262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58078" calcext:value-type="float">
            <text:p>0.258078</text:p>
          </table:table-cell>
          <table:table-cell office:value-type="float" office:value="0.521922" calcext:value-type="float">
            <text:p>0.521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5308" calcext:value-type="float">
            <text:p>0.25308</text:p>
          </table:table-cell>
          <table:table-cell office:value-type="float" office:value="0.797868" calcext:value-type="float">
            <text:p>0.7978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19811" calcext:value-type="float">
            <text:p>-0.219811</text:p>
          </table:table-cell>
          <table:table-cell office:value-type="float" office:value="1.07268" calcext:value-type="float">
            <text:p>1.072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84922" calcext:value-type="float">
            <text:p>-0.384922</text:p>
          </table:table-cell>
          <table:table-cell office:value-type="float" office:value="1.28018" calcext:value-type="float">
            <text:p>1.280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12602" calcext:value-type="float">
            <text:p>0.212602</text:p>
          </table:table-cell>
          <table:table-cell office:value-type="float" office:value="0.928494" calcext:value-type="float">
            <text:p>0.9284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43259" calcext:value-type="float">
            <text:p>-0.243259</text:p>
          </table:table-cell>
          <table:table-cell office:value-type="float" office:value="1.39424" calcext:value-type="float">
            <text:p>1.394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96894" calcext:value-type="float">
            <text:p>-0.196894</text:p>
          </table:table-cell>
          <table:table-cell office:value-type="float" office:value="0.71057" calcext:value-type="float">
            <text:p>0.710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1628" calcext:value-type="float">
            <text:p>-0.121628</text:p>
          </table:table-cell>
          <table:table-cell office:value-type="float" office:value="1.55125" calcext:value-type="float">
            <text:p>1.551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1207" calcext:value-type="float">
            <text:p>-0.131207</text:p>
          </table:table-cell>
          <table:table-cell office:value-type="float" office:value="1.0746" calcext:value-type="float">
            <text:p>1.07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216457" calcext:value-type="float">
            <text:p>-0.0216457</text:p>
          </table:table-cell>
          <table:table-cell office:value-type="float" office:value="0.506637" calcext:value-type="float">
            <text:p>0.5066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87724" calcext:value-type="float">
            <text:p>0.0387724</text:p>
          </table:table-cell>
          <table:table-cell office:value-type="float" office:value="0.987798" calcext:value-type="float">
            <text:p>0.9877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06512" calcext:value-type="float">
            <text:p>-0.206512</text:p>
          </table:table-cell>
          <table:table-cell office:value-type="float" office:value="0.906122" calcext:value-type="float">
            <text:p>0.9061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3089" calcext:value-type="float">
            <text:p>-0.123089</text:p>
          </table:table-cell>
          <table:table-cell office:value-type="float" office:value="1.74026" calcext:value-type="float">
            <text:p>1.740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29662" calcext:value-type="float">
            <text:p>-0.229662</text:p>
          </table:table-cell>
          <table:table-cell office:value-type="float" office:value="1.8208" calcext:value-type="float">
            <text:p>1.82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84859" calcext:value-type="float">
            <text:p>-0.084859</text:p>
          </table:table-cell>
          <table:table-cell office:value-type="float" office:value="1.23386" calcext:value-type="float">
            <text:p>1.233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07232" calcext:value-type="float">
            <text:p>-0.107232</text:p>
          </table:table-cell>
          <table:table-cell office:value-type="float" office:value="0.397119" calcext:value-type="float">
            <text:p>0.3971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15084" calcext:value-type="float">
            <text:p>0.115084</text:p>
          </table:table-cell>
          <table:table-cell office:value-type="float" office:value="1.45282" calcext:value-type="float">
            <text:p>1.45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9653" calcext:value-type="float">
            <text:p>-0.129653</text:p>
          </table:table-cell>
          <table:table-cell office:value-type="float" office:value="1.87946" calcext:value-type="float">
            <text:p>1.879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454149" calcext:value-type="float">
            <text:p>-0.454149</text:p>
          </table:table-cell>
          <table:table-cell office:value-type="float" office:value="0.819185" calcext:value-type="float">
            <text:p>0.8191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32753" calcext:value-type="float">
            <text:p>-0.0932753</text:p>
          </table:table-cell>
          <table:table-cell office:value-type="float" office:value="1.01313" calcext:value-type="float">
            <text:p>1.013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27224" calcext:value-type="float">
            <text:p>-0.227224</text:p>
          </table:table-cell>
          <table:table-cell office:value-type="float" office:value="1.05592" calcext:value-type="float">
            <text:p>1.055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303096" calcext:value-type="float">
            <text:p>-0.0303096</text:p>
          </table:table-cell>
          <table:table-cell office:value-type="float" office:value="1.06314" calcext:value-type="float">
            <text:p>1.063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19771" calcext:value-type="float">
            <text:p>0.219771</text:p>
          </table:table-cell>
          <table:table-cell office:value-type="float" office:value="1.22894" calcext:value-type="float">
            <text:p>1.228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23277" calcext:value-type="float">
            <text:p>-0.223277</text:p>
          </table:table-cell>
          <table:table-cell office:value-type="float" office:value="1.65001" calcext:value-type="float">
            <text:p>1.650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96191" calcext:value-type="float">
            <text:p>-0.396191</text:p>
          </table:table-cell>
          <table:table-cell office:value-type="float" office:value="1.09531" calcext:value-type="float">
            <text:p>1.095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0218" calcext:value-type="float">
            <text:p>-0.120218</text:p>
          </table:table-cell>
          <table:table-cell office:value-type="float" office:value="1.37829" calcext:value-type="float">
            <text:p>1.378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99817" calcext:value-type="float">
            <text:p>-0.299817</text:p>
          </table:table-cell>
          <table:table-cell office:value-type="float" office:value="0.781953" calcext:value-type="float">
            <text:p>0.7819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46573" calcext:value-type="float">
            <text:p>-0.0946573</text:p>
          </table:table-cell>
          <table:table-cell office:value-type="float" office:value="0.441106" calcext:value-type="float">
            <text:p>0.4411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1.1789" calcext:value-type="float">
            <text:p>1.17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07358" calcext:value-type="float">
            <text:p>-0.107358</text:p>
          </table:table-cell>
          <table:table-cell office:value-type="float" office:value="0.847944" calcext:value-type="float">
            <text:p>0.8479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11469" calcext:value-type="float">
            <text:p>-0.211469</text:p>
          </table:table-cell>
          <table:table-cell office:value-type="float" office:value="1.67231" calcext:value-type="float">
            <text:p>1.672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61236" calcext:value-type="float">
            <text:p>-0.261236</text:p>
          </table:table-cell>
          <table:table-cell office:value-type="float" office:value="0.912121" calcext:value-type="float">
            <text:p>0.9121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8234" calcext:value-type="float">
            <text:p>-0.138234</text:p>
          </table:table-cell>
          <table:table-cell office:value-type="float" office:value="1.14271" calcext:value-type="float">
            <text:p>1.142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46508" calcext:value-type="float">
            <text:p>0.0246508</text:p>
          </table:table-cell>
          <table:table-cell office:value-type="float" office:value="1.5624" calcext:value-type="float">
            <text:p>1.56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meta:editing-duration>PT7M35S</meta:editing-duration>
    <meta:editing-cycles>4</meta:editing-cycles>
    <meta:creation-date>2022-11-28T13:56:21.583114490</meta:creation-date>
    <dc:date>2022-11-28T16:29:01.164380853</dc:date>
    <meta:document-statistic meta:table-count="1" meta:cell-count="21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530" chart:data-source-has-labels="column" svg:x="0.549cm" svg:y="0.246cm" svg:width="12.695cm" svg:height="8.208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530" chart:class="chart:scatter">
            <chart:domain table:cell-range-address="data.B25:data.B530"/>
            <chart:data-point chart:repeated="5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-0.499261">
                <text:p>-0.499261</text:p>
                <draw:g>
                  <svg:desc>data.B25:data.B530</svg:desc>
                </draw:g>
              </table:table-cell>
              <table:table-cell office:value-type="float" office:value="-0.0612356">
                <text:p>-0.0612356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1369">
                <text:p>-1.51369</text:p>
              </table:table-cell>
              <table:table-cell office:value-type="float" office:value="0.265446">
                <text:p>0.2654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0321">
                <text:p>-1.60321</text:p>
              </table:table-cell>
              <table:table-cell office:value-type="float" office:value="0.362039">
                <text:p>0.362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9928">
                <text:p>-1.69928</text:p>
              </table:table-cell>
              <table:table-cell office:value-type="float" office:value="-0.384246">
                <text:p>-0.3842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9929">
                <text:p>-2.29929</text:p>
              </table:table-cell>
              <table:table-cell office:value-type="float" office:value="-0.358038">
                <text:p>-0.3580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3458">
                <text:p>-1.63458</text:p>
              </table:table-cell>
              <table:table-cell office:value-type="float" office:value="-0.129039">
                <text:p>-0.129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8285">
                <text:p>-1.48285</text:p>
              </table:table-cell>
              <table:table-cell office:value-type="float" office:value="-0.450253">
                <text:p>-0.4502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6683">
                <text:p>-1.56683</text:p>
              </table:table-cell>
              <table:table-cell office:value-type="float" office:value="0.241292">
                <text:p>0.241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5832">
                <text:p>-2.25832</text:p>
              </table:table-cell>
              <table:table-cell office:value-type="float" office:value="-0.118366">
                <text:p>-0.1183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8695">
                <text:p>-1.48695</text:p>
              </table:table-cell>
              <table:table-cell office:value-type="float" office:value="-0.226327">
                <text:p>-0.226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11746">
                <text:p>-0.711746</text:p>
              </table:table-cell>
              <table:table-cell office:value-type="float" office:value="-0.655026">
                <text:p>-0.6550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8149">
                <text:p>-1.18149</text:p>
              </table:table-cell>
              <table:table-cell office:value-type="float" office:value="-0.117645">
                <text:p>-0.1176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48501">
                <text:p>-0.748501</text:p>
              </table:table-cell>
              <table:table-cell office:value-type="float" office:value="0.0398234">
                <text:p>0.03982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4619">
                <text:p>-1.54619</text:p>
              </table:table-cell>
              <table:table-cell office:value-type="float" office:value="0.271163">
                <text:p>0.2711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3412">
                <text:p>-2.23412</text:p>
              </table:table-cell>
              <table:table-cell office:value-type="float" office:value="-0.0707176">
                <text:p>-0.07071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9035">
                <text:p>-2.09035</text:p>
              </table:table-cell>
              <table:table-cell office:value-type="float" office:value="-0.580596">
                <text:p>-0.5805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9918">
                <text:p>-2.19918</text:p>
              </table:table-cell>
              <table:table-cell office:value-type="float" office:value="-0.364972">
                <text:p>-0.3649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9264">
                <text:p>-2.29264</text:p>
              </table:table-cell>
              <table:table-cell office:value-type="float" office:value="-0.384073">
                <text:p>-0.3840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1823">
                <text:p>-1.71823</text:p>
              </table:table-cell>
              <table:table-cell office:value-type="float" office:value="-0.411015">
                <text:p>-0.4110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5656">
                <text:p>-2.45656</text:p>
              </table:table-cell>
              <table:table-cell office:value-type="float" office:value="-0.528023">
                <text:p>-0.5280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51482">
                <text:p>-0.551482</text:p>
              </table:table-cell>
              <table:table-cell office:value-type="float" office:value="-0.289495">
                <text:p>-0.2894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36403">
                <text:p>-0.136403</text:p>
              </table:table-cell>
              <table:table-cell office:value-type="float" office:value="-0.443648">
                <text:p>-0.4436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9109">
                <text:p>-1.79109</text:p>
              </table:table-cell>
              <table:table-cell office:value-type="float" office:value="-0.20819">
                <text:p>-0.208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299">
                <text:p>-1.23299</text:p>
              </table:table-cell>
              <table:table-cell office:value-type="float" office:value="-0.0566847">
                <text:p>-0.05668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6965">
                <text:p>-2.16965</text:p>
              </table:table-cell>
              <table:table-cell office:value-type="float" office:value="-0.398822">
                <text:p>-0.398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4045">
                <text:p>-2.04045</text:p>
              </table:table-cell>
              <table:table-cell office:value-type="float" office:value="0.429838">
                <text:p>0.4298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8399">
                <text:p>-1.68399</text:p>
              </table:table-cell>
              <table:table-cell office:value-type="float" office:value="-0.201117">
                <text:p>-0.2011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6419">
                <text:p>-1.46419</text:p>
              </table:table-cell>
              <table:table-cell office:value-type="float" office:value="-0.0441746">
                <text:p>-0.04417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3619">
                <text:p>-1.13619</text:p>
              </table:table-cell>
              <table:table-cell office:value-type="float" office:value="-0.892017">
                <text:p>-0.8920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1035">
                <text:p>-1.51035</text:p>
              </table:table-cell>
              <table:table-cell office:value-type="float" office:value="-0.921798">
                <text:p>-0.9217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0599">
                <text:p>-1.50599</text:p>
              </table:table-cell>
              <table:table-cell office:value-type="float" office:value="-0.752517">
                <text:p>-0.7525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767">
                <text:p>-1.23767</text:p>
              </table:table-cell>
              <table:table-cell office:value-type="float" office:value="0.389077">
                <text:p>0.389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3665">
                <text:p>-2.43665</text:p>
              </table:table-cell>
              <table:table-cell office:value-type="float" office:value="-0.218041">
                <text:p>-0.2180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5069">
                <text:p>-1.35069</text:p>
              </table:table-cell>
              <table:table-cell office:value-type="float" office:value="-0.3323">
                <text:p>-0.33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1149">
                <text:p>-1.01149</text:p>
              </table:table-cell>
              <table:table-cell office:value-type="float" office:value="-0.0714108">
                <text:p>-0.07141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6843">
                <text:p>-2.36843</text:p>
              </table:table-cell>
              <table:table-cell office:value-type="float" office:value="-0.587694">
                <text:p>-0.5876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75282">
                <text:p>-0.475282</text:p>
              </table:table-cell>
              <table:table-cell office:value-type="float" office:value="-0.558479">
                <text:p>-0.558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325">
                <text:p>-1.7325</text:p>
              </table:table-cell>
              <table:table-cell office:value-type="float" office:value="-0.249313">
                <text:p>-0.249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7224">
                <text:p>-1.07224</text:p>
              </table:table-cell>
              <table:table-cell office:value-type="float" office:value="-0.201785">
                <text:p>-0.2017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81079">
                <text:p>-2.81079</text:p>
              </table:table-cell>
              <table:table-cell office:value-type="float" office:value="-0.242085">
                <text:p>-0.2420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51435">
                <text:p>-0.451435</text:p>
              </table:table-cell>
              <table:table-cell office:value-type="float" office:value="-0.318935">
                <text:p>-0.3189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5931">
                <text:p>-2.45931</text:p>
              </table:table-cell>
              <table:table-cell office:value-type="float" office:value="-0.296224">
                <text:p>-0.2962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9573">
                <text:p>-1.09573</text:p>
              </table:table-cell>
              <table:table-cell office:value-type="float" office:value="0.178281">
                <text:p>0.1782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98153">
                <text:p>-0.798153</text:p>
              </table:table-cell>
              <table:table-cell office:value-type="float" office:value="0.105336">
                <text:p>0.105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0704">
                <text:p>-1.40704</text:p>
              </table:table-cell>
              <table:table-cell office:value-type="float" office:value="-0.694274">
                <text:p>-0.6942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4748">
                <text:p>-2.04748</text:p>
              </table:table-cell>
              <table:table-cell office:value-type="float" office:value="0.124415">
                <text:p>0.1244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88075">
                <text:p>-0.388075</text:p>
              </table:table-cell>
              <table:table-cell office:value-type="float" office:value="-0.210231">
                <text:p>-0.2102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5275">
                <text:p>-2.45275</text:p>
              </table:table-cell>
              <table:table-cell office:value-type="float" office:value="0.0894885">
                <text:p>0.08948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7512">
                <text:p>-2.47512</text:p>
              </table:table-cell>
              <table:table-cell office:value-type="float" office:value="0.22881">
                <text:p>0.22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77604">
                <text:p>-0.777604</text:p>
              </table:table-cell>
              <table:table-cell office:value-type="float" office:value="-0.128458">
                <text:p>-0.1284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1801">
                <text:p>-1.61801</text:p>
              </table:table-cell>
              <table:table-cell office:value-type="float" office:value="-0.215364">
                <text:p>-0.2153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4644">
                <text:p>-2.34644</text:p>
              </table:table-cell>
              <table:table-cell office:value-type="float" office:value="-0.129468">
                <text:p>-0.1294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87985">
                <text:p>-0.587985</text:p>
              </table:table-cell>
              <table:table-cell office:value-type="float" office:value="0.0297594">
                <text:p>0.02975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4921">
                <text:p>-2.54921</text:p>
              </table:table-cell>
              <table:table-cell office:value-type="float" office:value="-0.272282">
                <text:p>-0.2722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3773">
                <text:p>-2.33773</text:p>
              </table:table-cell>
              <table:table-cell office:value-type="float" office:value="0.265582">
                <text:p>0.2655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8436">
                <text:p>-1.08436</text:p>
              </table:table-cell>
              <table:table-cell office:value-type="float" office:value="-0.233094">
                <text:p>-0.2330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235">
                <text:p>-1.7235</text:p>
              </table:table-cell>
              <table:table-cell office:value-type="float" office:value="0.240157">
                <text:p>0.2401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2">
                <text:p>-1.112</text:p>
              </table:table-cell>
              <table:table-cell office:value-type="float" office:value="-0.195613">
                <text:p>-0.1956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77581">
                <text:p>-0.577581</text:p>
              </table:table-cell>
              <table:table-cell office:value-type="float" office:value="-0.428117">
                <text:p>-0.4281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1468">
                <text:p>-2.51468</text:p>
              </table:table-cell>
              <table:table-cell office:value-type="float" office:value="-0.24391">
                <text:p>-0.243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1301">
                <text:p>-2.31301</text:p>
              </table:table-cell>
              <table:table-cell office:value-type="float" office:value="-0.294402">
                <text:p>-0.2944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0393">
                <text:p>-1.30393</text:p>
              </table:table-cell>
              <table:table-cell office:value-type="float" office:value="0.114933">
                <text:p>0.114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7892">
                <text:p>-1.17892</text:p>
              </table:table-cell>
              <table:table-cell office:value-type="float" office:value="0.00162141">
                <text:p>0.001621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7878">
                <text:p>-2.17878</text:p>
              </table:table-cell>
              <table:table-cell office:value-type="float" office:value="-0.0703754">
                <text:p>-0.07037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80086">
                <text:p>-0.380086</text:p>
              </table:table-cell>
              <table:table-cell office:value-type="float" office:value="0.278372">
                <text:p>0.278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85583">
                <text:p>-0.685583</text:p>
              </table:table-cell>
              <table:table-cell office:value-type="float" office:value="-0.466433">
                <text:p>-0.4664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50885">
                <text:p>-0.450885</text:p>
              </table:table-cell>
              <table:table-cell office:value-type="float" office:value="-0.596072">
                <text:p>-0.5960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8188">
                <text:p>-1.08188</text:p>
              </table:table-cell>
              <table:table-cell office:value-type="float" office:value="0.165561">
                <text:p>0.1655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7714">
                <text:p>-2.07714</text:p>
              </table:table-cell>
              <table:table-cell office:value-type="float" office:value="-0.7923">
                <text:p>-0.79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8183">
                <text:p>-1.18183</text:p>
              </table:table-cell>
              <table:table-cell office:value-type="float" office:value="-0.747411">
                <text:p>-0.7474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0054">
                <text:p>-1.70054</text:p>
              </table:table-cell>
              <table:table-cell office:value-type="float" office:value="-0.616073">
                <text:p>-0.6160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58942">
                <text:p>-0.458942</text:p>
              </table:table-cell>
              <table:table-cell office:value-type="float" office:value="-0.326455">
                <text:p>-0.3264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7041">
                <text:p>-1.87041</text:p>
              </table:table-cell>
              <table:table-cell office:value-type="float" office:value="0.173688">
                <text:p>0.1736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8208">
                <text:p>-2.18208</text:p>
              </table:table-cell>
              <table:table-cell office:value-type="float" office:value="-0.276524">
                <text:p>-0.2765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2682">
                <text:p>-0.72682</text:p>
              </table:table-cell>
              <table:table-cell office:value-type="float" office:value="-0.28366">
                <text:p>-0.283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4688">
                <text:p>-1.44688</text:p>
              </table:table-cell>
              <table:table-cell office:value-type="float" office:value="-0.309433">
                <text:p>-0.3094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25964">
                <text:p>-0.425964</text:p>
              </table:table-cell>
              <table:table-cell office:value-type="float" office:value="-0.395437">
                <text:p>-0.3954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9028">
                <text:p>-1.79028</text:p>
              </table:table-cell>
              <table:table-cell office:value-type="float" office:value="-0.371134">
                <text:p>-0.3711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5989">
                <text:p>-1.05989</text:p>
              </table:table-cell>
              <table:table-cell office:value-type="float" office:value="0.336678">
                <text:p>0.3366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2423">
                <text:p>-1.22423</text:p>
              </table:table-cell>
              <table:table-cell office:value-type="float" office:value="0.385848">
                <text:p>0.3858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1251">
                <text:p>-1.01251</text:p>
              </table:table-cell>
              <table:table-cell office:value-type="float" office:value="-0.0440229">
                <text:p>-0.04402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894">
                <text:p>-2.1894</text:p>
              </table:table-cell>
              <table:table-cell office:value-type="float" office:value="-0.800676">
                <text:p>-0.8006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10214">
                <text:p>-0.610214</text:p>
              </table:table-cell>
              <table:table-cell office:value-type="float" office:value="-0.166977">
                <text:p>-0.1669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9969">
                <text:p>-1.19969</text:p>
              </table:table-cell>
              <table:table-cell office:value-type="float" office:value="-0.296873">
                <text:p>-0.2968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779">
                <text:p>-1.1779</text:p>
              </table:table-cell>
              <table:table-cell office:value-type="float" office:value="-0.460586">
                <text:p>-0.4605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628">
                <text:p>-1.23628</text:p>
              </table:table-cell>
              <table:table-cell office:value-type="float" office:value="0.338048">
                <text:p>0.3380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9617">
                <text:p>-2.59617</text:p>
              </table:table-cell>
              <table:table-cell office:value-type="float" office:value="0.000440827">
                <text:p>0.0004408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23092">
                <text:p>-0.523092</text:p>
              </table:table-cell>
              <table:table-cell office:value-type="float" office:value="-0.189226">
                <text:p>-0.1892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6986">
                <text:p>-2.26986</text:p>
              </table:table-cell>
              <table:table-cell office:value-type="float" office:value="-0.701232">
                <text:p>-0.7012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20545">
                <text:p>-0.920545</text:p>
              </table:table-cell>
              <table:table-cell office:value-type="float" office:value="-0.253044">
                <text:p>-0.2530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716">
                <text:p>-2.2716</text:p>
              </table:table-cell>
              <table:table-cell office:value-type="float" office:value="-0.153357">
                <text:p>-0.1533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6909">
                <text:p>-1.26909</text:p>
              </table:table-cell>
              <table:table-cell office:value-type="float" office:value="-0.701825">
                <text:p>-0.7018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4999">
                <text:p>-1.34999</text:p>
              </table:table-cell>
              <table:table-cell office:value-type="float" office:value="-0.188381">
                <text:p>-0.1883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91468">
                <text:p>-0.491468</text:p>
              </table:table-cell>
              <table:table-cell office:value-type="float" office:value="-0.439245">
                <text:p>-0.4392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66125">
                <text:p>-0.866125</text:p>
              </table:table-cell>
              <table:table-cell office:value-type="float" office:value="-0.535217">
                <text:p>-0.5352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48274">
                <text:p>-0.948274</text:p>
              </table:table-cell>
              <table:table-cell office:value-type="float" office:value="-0.422032">
                <text:p>-0.4220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56172">
                <text:p>-0.856172</text:p>
              </table:table-cell>
              <table:table-cell office:value-type="float" office:value="-0.0811541">
                <text:p>-0.08115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6376">
                <text:p>-1.46376</text:p>
              </table:table-cell>
              <table:table-cell office:value-type="float" office:value="-0.106444">
                <text:p>-0.1064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03948">
                <text:p>-0.503948</text:p>
              </table:table-cell>
              <table:table-cell office:value-type="float" office:value="-0.186919">
                <text:p>-0.1869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5059">
                <text:p>-1.35059</text:p>
              </table:table-cell>
              <table:table-cell office:value-type="float" office:value="-0.298855">
                <text:p>-0.2988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2845">
                <text:p>-1.32845</text:p>
              </table:table-cell>
              <table:table-cell office:value-type="float" office:value="0.0738312">
                <text:p>0.07383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6803">
                <text:p>-1.46803</text:p>
              </table:table-cell>
              <table:table-cell office:value-type="float" office:value="-0.463483">
                <text:p>-0.4634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2355">
                <text:p>-2.52355</text:p>
              </table:table-cell>
              <table:table-cell office:value-type="float" office:value="-0.0288518">
                <text:p>-0.02885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0461">
                <text:p>-1.70461</text:p>
              </table:table-cell>
              <table:table-cell office:value-type="float" office:value="-0.308081">
                <text:p>-0.308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9833">
                <text:p>-1.79833</text:p>
              </table:table-cell>
              <table:table-cell office:value-type="float" office:value="-0.567348">
                <text:p>-0.5673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8134">
                <text:p>-2.08134</text:p>
              </table:table-cell>
              <table:table-cell office:value-type="float" office:value="-0.626047">
                <text:p>-0.6260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585">
                <text:p>-1.9585</text:p>
              </table:table-cell>
              <table:table-cell office:value-type="float" office:value="-0.483281">
                <text:p>-0.4832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5918">
                <text:p>-1.05918</text:p>
              </table:table-cell>
              <table:table-cell office:value-type="float" office:value="-0.65755">
                <text:p>-0.657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8138">
                <text:p>-1.38138</text:p>
              </table:table-cell>
              <table:table-cell office:value-type="float" office:value="0.385008">
                <text:p>0.3850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70573">
                <text:p>-0.370573</text:p>
              </table:table-cell>
              <table:table-cell office:value-type="float" office:value="-0.177124">
                <text:p>-0.1771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8802">
                <text:p>-1.78802</text:p>
              </table:table-cell>
              <table:table-cell office:value-type="float" office:value="0.166309">
                <text:p>0.1663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956844">
                <text:p>-0.0956844</text:p>
              </table:table-cell>
              <table:table-cell office:value-type="float" office:value="-0.241934">
                <text:p>-0.2419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8697">
                <text:p>-1.58697</text:p>
              </table:table-cell>
              <table:table-cell office:value-type="float" office:value="-0.499115">
                <text:p>-0.4991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14031">
                <text:p>-0.214031</text:p>
              </table:table-cell>
              <table:table-cell office:value-type="float" office:value="-0.249106">
                <text:p>-0.2491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6844">
                <text:p>-1.96844</text:p>
              </table:table-cell>
              <table:table-cell office:value-type="float" office:value="0.228968">
                <text:p>0.2289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94591">
                <text:p>-0.394591</text:p>
              </table:table-cell>
              <table:table-cell office:value-type="float" office:value="-0.180563">
                <text:p>-0.1805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46852">
                <text:p>-0.846852</text:p>
              </table:table-cell>
              <table:table-cell office:value-type="float" office:value="-0.790622">
                <text:p>-0.7906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70405">
                <text:p>-0.270405</text:p>
              </table:table-cell>
              <table:table-cell office:value-type="float" office:value="0.0484265">
                <text:p>0.04842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818">
                <text:p>-1.11818</text:p>
              </table:table-cell>
              <table:table-cell office:value-type="float" office:value="-0.00780473">
                <text:p>-0.007804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605">
                <text:p>-1.5605</text:p>
              </table:table-cell>
              <table:table-cell office:value-type="float" office:value="0.449574">
                <text:p>0.4495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90905">
                <text:p>-0.590905</text:p>
              </table:table-cell>
              <table:table-cell office:value-type="float" office:value="-0.0268632">
                <text:p>-0.02686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92575">
                <text:p>-0.792575</text:p>
              </table:table-cell>
              <table:table-cell office:value-type="float" office:value="-0.480176">
                <text:p>-0.4801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92659">
                <text:p>-0.892659</text:p>
              </table:table-cell>
              <table:table-cell office:value-type="float" office:value="0.108067">
                <text:p>0.1080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0143">
                <text:p>-1.00143</text:p>
              </table:table-cell>
              <table:table-cell office:value-type="float" office:value="-0.255659">
                <text:p>-0.2556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3322">
                <text:p>-1.83322</text:p>
              </table:table-cell>
              <table:table-cell office:value-type="float" office:value="0.0895797">
                <text:p>0.08957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99252">
                <text:p>-0.999252</text:p>
              </table:table-cell>
              <table:table-cell office:value-type="float" office:value="-0.152005">
                <text:p>-0.1520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3536">
                <text:p>-1.13536</text:p>
              </table:table-cell>
              <table:table-cell office:value-type="float" office:value="-0.576676">
                <text:p>-0.5766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9088">
                <text:p>-2.39088</text:p>
              </table:table-cell>
              <table:table-cell office:value-type="float" office:value="-0.17322">
                <text:p>-0.173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48488">
                <text:p>-0.848488</text:p>
              </table:table-cell>
              <table:table-cell office:value-type="float" office:value="0.145857">
                <text:p>0.1458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5963">
                <text:p>-1.25963</text:p>
              </table:table-cell>
              <table:table-cell office:value-type="float" office:value="-0.229898">
                <text:p>-0.2298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01266">
                <text:p>-0.901266</text:p>
              </table:table-cell>
              <table:table-cell office:value-type="float" office:value="-0.0276792">
                <text:p>-0.02767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271">
                <text:p>-1.3271</text:p>
              </table:table-cell>
              <table:table-cell office:value-type="float" office:value="-0.719731">
                <text:p>-0.7197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5035">
                <text:p>-1.25035</text:p>
              </table:table-cell>
              <table:table-cell office:value-type="float" office:value="-0.179882">
                <text:p>-0.1798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7874">
                <text:p>-2.47874</text:p>
              </table:table-cell>
              <table:table-cell office:value-type="float" office:value="-0.493484">
                <text:p>-0.4934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60601">
                <text:p>-0.660601</text:p>
              </table:table-cell>
              <table:table-cell office:value-type="float" office:value="-0.139362">
                <text:p>-0.1393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096">
                <text:p>-1.23096</text:p>
              </table:table-cell>
              <table:table-cell office:value-type="float" office:value="-0.226009">
                <text:p>-0.2260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1272">
                <text:p>-2.61272</text:p>
              </table:table-cell>
              <table:table-cell office:value-type="float" office:value="-0.386082">
                <text:p>-0.3860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8171">
                <text:p>-1.28171</text:p>
              </table:table-cell>
              <table:table-cell office:value-type="float" office:value="-0.230228">
                <text:p>-0.230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758">
                <text:p>-1.2758</text:p>
              </table:table-cell>
              <table:table-cell office:value-type="float" office:value="-0.156721">
                <text:p>-0.1567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2112">
                <text:p>-1.32112</text:p>
              </table:table-cell>
              <table:table-cell office:value-type="float" office:value="-0.197253">
                <text:p>-0.1972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7067">
                <text:p>-1.07067</text:p>
              </table:table-cell>
              <table:table-cell office:value-type="float" office:value="-0.264054">
                <text:p>-0.2640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4483">
                <text:p>-1.54483</text:p>
              </table:table-cell>
              <table:table-cell office:value-type="float" office:value="0.0951446">
                <text:p>0.09514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4098">
                <text:p>-1.24098</text:p>
              </table:table-cell>
              <table:table-cell office:value-type="float" office:value="0.449815">
                <text:p>0.4498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912">
                <text:p>-1.8912</text:p>
              </table:table-cell>
              <table:table-cell office:value-type="float" office:value="-0.0104886">
                <text:p>-0.01048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4747">
                <text:p>-2.24747</text:p>
              </table:table-cell>
              <table:table-cell office:value-type="float" office:value="-0.455602">
                <text:p>-0.4556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4348">
                <text:p>-1.34348</text:p>
              </table:table-cell>
              <table:table-cell office:value-type="float" office:value="0.00126894">
                <text:p>0.001268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82757">
                <text:p>-0.682757</text:p>
              </table:table-cell>
              <table:table-cell office:value-type="float" office:value="0.302637">
                <text:p>0.3026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8002">
                <text:p>-1.48002</text:p>
              </table:table-cell>
              <table:table-cell office:value-type="float" office:value="-0.296152">
                <text:p>-0.2961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1735">
                <text:p>-1.91735</text:p>
              </table:table-cell>
              <table:table-cell office:value-type="float" office:value="-0.0567309">
                <text:p>-0.05673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9833">
                <text:p>-1.59833</text:p>
              </table:table-cell>
              <table:table-cell office:value-type="float" office:value="-0.250893">
                <text:p>-0.2508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07377">
                <text:p>-0.907377</text:p>
              </table:table-cell>
              <table:table-cell office:value-type="float" office:value="-0.404895">
                <text:p>-0.4048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4871">
                <text:p>-2.54871</text:p>
              </table:table-cell>
              <table:table-cell office:value-type="float" office:value="-0.199271">
                <text:p>-0.1992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1384">
                <text:p>-1.21384</text:p>
              </table:table-cell>
              <table:table-cell office:value-type="float" office:value="-0.155317">
                <text:p>-0.1553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2691">
                <text:p>-2.02691</text:p>
              </table:table-cell>
              <table:table-cell office:value-type="float" office:value="-0.0429434">
                <text:p>-0.04294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9926">
                <text:p>-2.49926</text:p>
              </table:table-cell>
              <table:table-cell office:value-type="float" office:value="-0.228186">
                <text:p>-0.2281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648">
                <text:p>-1.11648</text:p>
              </table:table-cell>
              <table:table-cell office:value-type="float" office:value="-0.248246">
                <text:p>-0.2482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20864">
                <text:p>-0.920864</text:p>
              </table:table-cell>
              <table:table-cell office:value-type="float" office:value="-0.0332066">
                <text:p>-0.03320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3114">
                <text:p>-1.43114</text:p>
              </table:table-cell>
              <table:table-cell office:value-type="float" office:value="-0.102615">
                <text:p>-0.1026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79975">
                <text:p>-0.479975</text:p>
              </table:table-cell>
              <table:table-cell office:value-type="float" office:value="-0.664654">
                <text:p>-0.6646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7389">
                <text:p>-1.87389</text:p>
              </table:table-cell>
              <table:table-cell office:value-type="float" office:value="0.236099">
                <text:p>0.2360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4807">
                <text:p>-2.24807</text:p>
              </table:table-cell>
              <table:table-cell office:value-type="float" office:value="0.18518">
                <text:p>0.185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8213">
                <text:p>-1.48213</text:p>
              </table:table-cell>
              <table:table-cell office:value-type="float" office:value="-0.0686259">
                <text:p>-0.0686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4908">
                <text:p>-1.64908</text:p>
              </table:table-cell>
              <table:table-cell office:value-type="float" office:value="0.420663">
                <text:p>0.4206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5494">
                <text:p>-2.25494</text:p>
              </table:table-cell>
              <table:table-cell office:value-type="float" office:value="-0.320799">
                <text:p>-0.3207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9161">
                <text:p>-1.39161</text:p>
              </table:table-cell>
              <table:table-cell office:value-type="float" office:value="-0.333832">
                <text:p>-0.3338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9318">
                <text:p>-1.89318</text:p>
              </table:table-cell>
              <table:table-cell office:value-type="float" office:value="0.100127">
                <text:p>0.1001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6233">
                <text:p>-1.16233</text:p>
              </table:table-cell>
              <table:table-cell office:value-type="float" office:value="-0.556081">
                <text:p>-0.556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62921">
                <text:p>-0.262921</text:p>
              </table:table-cell>
              <table:table-cell office:value-type="float" office:value="-0.199637">
                <text:p>-0.1996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55889">
                <text:p>-0.155889</text:p>
              </table:table-cell>
              <table:table-cell office:value-type="float" office:value="-0.181016">
                <text:p>-0.1810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38167">
                <text:p>-0.538167</text:p>
              </table:table-cell>
              <table:table-cell office:value-type="float" office:value="-0.638279">
                <text:p>-0.6382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03494">
                <text:p>-0.903494</text:p>
              </table:table-cell>
              <table:table-cell office:value-type="float" office:value="-0.0929054">
                <text:p>-0.09290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76933">
                <text:p>-0.176933</text:p>
              </table:table-cell>
              <table:table-cell office:value-type="float" office:value="-0.510346">
                <text:p>-0.5103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1876">
                <text:p>-2.51876</text:p>
              </table:table-cell>
              <table:table-cell office:value-type="float" office:value="-0.190542">
                <text:p>-0.190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614">
                <text:p>-2.2614</text:p>
              </table:table-cell>
              <table:table-cell office:value-type="float" office:value="-0.196072">
                <text:p>-0.1960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52859">
                <text:p>-0.652859</text:p>
              </table:table-cell>
              <table:table-cell office:value-type="float" office:value="0.239286">
                <text:p>0.239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5633">
                <text:p>-2.65633</text:p>
              </table:table-cell>
              <table:table-cell office:value-type="float" office:value="-0.204368">
                <text:p>-0.2043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5691">
                <text:p>-2.35691</text:p>
              </table:table-cell>
              <table:table-cell office:value-type="float" office:value="-0.544193">
                <text:p>-0.5441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3018">
                <text:p>-1.33018</text:p>
              </table:table-cell>
              <table:table-cell office:value-type="float" office:value="-0.239455">
                <text:p>-0.2394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8605">
                <text:p>-1.98605</text:p>
              </table:table-cell>
              <table:table-cell office:value-type="float" office:value="0.146768">
                <text:p>0.1467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67771">
                <text:p>-0.467771</text:p>
              </table:table-cell>
              <table:table-cell office:value-type="float" office:value="-0.484741">
                <text:p>-0.4847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5931">
                <text:p>-1.05931</text:p>
              </table:table-cell>
              <table:table-cell office:value-type="float" office:value="0.109113">
                <text:p>0.1091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1306">
                <text:p>-2.31306</text:p>
              </table:table-cell>
              <table:table-cell office:value-type="float" office:value="-0.149764">
                <text:p>-0.1497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177236">
                <text:p>-0.0177236</text:p>
              </table:table-cell>
              <table:table-cell office:value-type="float" office:value="-0.165011">
                <text:p>-0.1650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631">
                <text:p>-1.2631</text:p>
              </table:table-cell>
              <table:table-cell office:value-type="float" office:value="0.462824">
                <text:p>0.4628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2256">
                <text:p>-0.52256</text:p>
              </table:table-cell>
              <table:table-cell office:value-type="float" office:value="0.00976105">
                <text:p>0.009761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2881">
                <text:p>-2.42881</text:p>
              </table:table-cell>
              <table:table-cell office:value-type="float" office:value="-0.197367">
                <text:p>-0.1973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85361">
                <text:p>-0.785361</text:p>
              </table:table-cell>
              <table:table-cell office:value-type="float" office:value="0.273635">
                <text:p>0.2736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0577">
                <text:p>-2.00577</text:p>
              </table:table-cell>
              <table:table-cell office:value-type="float" office:value="0.184063">
                <text:p>0.1840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6413">
                <text:p>-1.16413</text:p>
              </table:table-cell>
              <table:table-cell office:value-type="float" office:value="-0.563739">
                <text:p>-0.5637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7677">
                <text:p>-2.07677</text:p>
              </table:table-cell>
              <table:table-cell office:value-type="float" office:value="-0.164574">
                <text:p>-0.1645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24798">
                <text:p>-0.824798</text:p>
              </table:table-cell>
              <table:table-cell office:value-type="float" office:value="-0.249291">
                <text:p>-0.2492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5743">
                <text:p>-2.65743</text:p>
              </table:table-cell>
              <table:table-cell office:value-type="float" office:value="-0.220234">
                <text:p>-0.2202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997">
                <text:p>-1.6997</text:p>
              </table:table-cell>
              <table:table-cell office:value-type="float" office:value="-0.319241">
                <text:p>-0.3192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6822">
                <text:p>-1.36822</text:p>
              </table:table-cell>
              <table:table-cell office:value-type="float" office:value="-0.00383654">
                <text:p>-0.003836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718">
                <text:p>-2.2718</text:p>
              </table:table-cell>
              <table:table-cell office:value-type="float" office:value="-0.0870985">
                <text:p>-0.08709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6258">
                <text:p>-1.36258</text:p>
              </table:table-cell>
              <table:table-cell office:value-type="float" office:value="0.0386346">
                <text:p>0.03863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3111">
                <text:p>-2.43111</text:p>
              </table:table-cell>
              <table:table-cell office:value-type="float" office:value="-0.63722">
                <text:p>-0.63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4477">
                <text:p>-1.54477</text:p>
              </table:table-cell>
              <table:table-cell office:value-type="float" office:value="-0.189808">
                <text:p>-0.1898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3161">
                <text:p>-1.13161</text:p>
              </table:table-cell>
              <table:table-cell office:value-type="float" office:value="0.264064">
                <text:p>0.2640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7036">
                <text:p>-1.67036</text:p>
              </table:table-cell>
              <table:table-cell office:value-type="float" office:value="0.32674">
                <text:p>0.326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54439">
                <text:p>-0.754439</text:p>
              </table:table-cell>
              <table:table-cell office:value-type="float" office:value="0.337697">
                <text:p>0.3376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33364">
                <text:p>-0.333364</text:p>
              </table:table-cell>
              <table:table-cell office:value-type="float" office:value="-0.0834828">
                <text:p>-0.08348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9187">
                <text:p>-2.19187</text:p>
              </table:table-cell>
              <table:table-cell office:value-type="float" office:value="-0.28749">
                <text:p>-0.287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774">
                <text:p>-0.5774</text:p>
              </table:table-cell>
              <table:table-cell office:value-type="float" office:value="-0.616809">
                <text:p>-0.6168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6773">
                <text:p>-1.86773</text:p>
              </table:table-cell>
              <table:table-cell office:value-type="float" office:value="-0.395942">
                <text:p>-0.395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0692">
                <text:p>-1.40692</text:p>
              </table:table-cell>
              <table:table-cell office:value-type="float" office:value="-0.202211">
                <text:p>-0.2022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64989">
                <text:p>-0.764989</text:p>
              </table:table-cell>
              <table:table-cell office:value-type="float" office:value="0.224183">
                <text:p>0.224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8038">
                <text:p>-1.68038</text:p>
              </table:table-cell>
              <table:table-cell office:value-type="float" office:value="-0.0175977">
                <text:p>-0.01759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7608">
                <text:p>-1.67608</text:p>
              </table:table-cell>
              <table:table-cell office:value-type="float" office:value="-0.348497">
                <text:p>-0.3484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746">
                <text:p>-1.9746</text:p>
              </table:table-cell>
              <table:table-cell office:value-type="float" office:value="0.209459">
                <text:p>0.2094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0355">
                <text:p>-2.30355</text:p>
              </table:table-cell>
              <table:table-cell office:value-type="float" office:value="-0.0772107">
                <text:p>-0.07721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9419">
                <text:p>-0.99419</text:p>
              </table:table-cell>
              <table:table-cell office:value-type="float" office:value="-0.348846">
                <text:p>-0.3488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4194">
                <text:p>-2.44194</text:p>
              </table:table-cell>
              <table:table-cell office:value-type="float" office:value="-0.210048">
                <text:p>-0.2100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6043">
                <text:p>-1.86043</text:p>
              </table:table-cell>
              <table:table-cell office:value-type="float" office:value="-0.205542">
                <text:p>-0.205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151">
                <text:p>-1.7151</text:p>
              </table:table-cell>
              <table:table-cell office:value-type="float" office:value="0.216848">
                <text:p>0.2168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06181">
                <text:p>-0.906181</text:p>
              </table:table-cell>
              <table:table-cell office:value-type="float" office:value="-0.0586624">
                <text:p>-0.0586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4948">
                <text:p>-1.24948</text:p>
              </table:table-cell>
              <table:table-cell office:value-type="float" office:value="-0.483848">
                <text:p>-0.4838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8249">
                <text:p>-1.88249</text:p>
              </table:table-cell>
              <table:table-cell office:value-type="float" office:value="-0.220189">
                <text:p>-0.2201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71774">
                <text:p>-0.671774</text:p>
              </table:table-cell>
              <table:table-cell office:value-type="float" office:value="0.266806">
                <text:p>0.2668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3347">
                <text:p>-2.63347</text:p>
              </table:table-cell>
              <table:table-cell office:value-type="float" office:value="-0.280889">
                <text:p>-0.280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0695">
                <text:p>-1.20695</text:p>
              </table:table-cell>
              <table:table-cell office:value-type="float" office:value="-0.201858">
                <text:p>-0.2018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9495">
                <text:p>-1.59495</text:p>
              </table:table-cell>
              <table:table-cell office:value-type="float" office:value="-0.487181">
                <text:p>-0.4871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0829">
                <text:p>-1.90829</text:p>
              </table:table-cell>
              <table:table-cell office:value-type="float" office:value="-0.143211">
                <text:p>-0.1432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7304">
                <text:p>-1.07304</text:p>
              </table:table-cell>
              <table:table-cell office:value-type="float" office:value="-0.254002">
                <text:p>-0.2540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5799">
                <text:p>-1.45799</text:p>
              </table:table-cell>
              <table:table-cell office:value-type="float" office:value="0.142996">
                <text:p>0.1429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67538">
                <text:p>-0.967538</text:p>
              </table:table-cell>
              <table:table-cell office:value-type="float" office:value="0.0374383">
                <text:p>0.03743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1758">
                <text:p>-2.31758</text:p>
              </table:table-cell>
              <table:table-cell office:value-type="float" office:value="-0.248441">
                <text:p>-0.2484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1275">
                <text:p>-1.31275</text:p>
              </table:table-cell>
              <table:table-cell office:value-type="float" office:value="-0.00592393">
                <text:p>-0.005923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2777">
                <text:p>-2.62777</text:p>
              </table:table-cell>
              <table:table-cell office:value-type="float" office:value="-0.3237">
                <text:p>-0.32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70005">
                <text:p>-0.670005</text:p>
              </table:table-cell>
              <table:table-cell office:value-type="float" office:value="-0.710908">
                <text:p>-0.7109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1785">
                <text:p>-1.01785</text:p>
              </table:table-cell>
              <table:table-cell office:value-type="float" office:value="-0.123012">
                <text:p>-0.123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796">
                <text:p>-1.11796</text:p>
              </table:table-cell>
              <table:table-cell office:value-type="float" office:value="-0.338308">
                <text:p>-0.3383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94087">
                <text:p>-0.994087</text:p>
              </table:table-cell>
              <table:table-cell office:value-type="float" office:value="-0.291256">
                <text:p>-0.2912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1394">
                <text:p>-1.41394</text:p>
              </table:table-cell>
              <table:table-cell office:value-type="float" office:value="-0.0414039">
                <text:p>-0.0414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606">
                <text:p>-1.4606</text:p>
              </table:table-cell>
              <table:table-cell office:value-type="float" office:value="-0.196794">
                <text:p>-0.1967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2245">
                <text:p>-1.52245</text:p>
              </table:table-cell>
              <table:table-cell office:value-type="float" office:value="-0.286282">
                <text:p>-0.2862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1946">
                <text:p>-1.21946</text:p>
              </table:table-cell>
              <table:table-cell office:value-type="float" office:value="-0.240816">
                <text:p>-0.2408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91053">
                <text:p>-0.691053</text:p>
              </table:table-cell>
              <table:table-cell office:value-type="float" office:value="-0.292521">
                <text:p>-0.2925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0041">
                <text:p>-2.00041</text:p>
              </table:table-cell>
              <table:table-cell office:value-type="float" office:value="-0.26053">
                <text:p>-0.260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0542">
                <text:p>-1.90542</text:p>
              </table:table-cell>
              <table:table-cell office:value-type="float" office:value="-0.750528">
                <text:p>-0.7505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33791">
                <text:p>-0.933791</text:p>
              </table:table-cell>
              <table:table-cell office:value-type="float" office:value="-0.357619">
                <text:p>-0.3576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2175">
                <text:p>-1.52175</text:p>
              </table:table-cell>
              <table:table-cell office:value-type="float" office:value="-0.73037">
                <text:p>-0.730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2721">
                <text:p>-1.62721</text:p>
              </table:table-cell>
              <table:table-cell office:value-type="float" office:value="-0.0257883">
                <text:p>-0.02578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7164">
                <text:p>-1.77164</text:p>
              </table:table-cell>
              <table:table-cell office:value-type="float" office:value="-0.39202">
                <text:p>-0.392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5963">
                <text:p>-1.35963</text:p>
              </table:table-cell>
              <table:table-cell office:value-type="float" office:value="-0.128588">
                <text:p>-0.1285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28579">
                <text:p>-0.928579</text:p>
              </table:table-cell>
              <table:table-cell office:value-type="float" office:value="0.0618786">
                <text:p>0.06187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048">
                <text:p>-2.0048</text:p>
              </table:table-cell>
              <table:table-cell office:value-type="float" office:value="-0.264012">
                <text:p>-0.264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5305">
                <text:p>-1.05305</text:p>
              </table:table-cell>
              <table:table-cell office:value-type="float" office:value="-0.0806068">
                <text:p>-0.08060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438">
                <text:p>-1.7438</text:p>
              </table:table-cell>
              <table:table-cell office:value-type="float" office:value="-0.270436">
                <text:p>-0.270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5456">
                <text:p>-2.45456</text:p>
              </table:table-cell>
              <table:table-cell office:value-type="float" office:value="-0.0142089">
                <text:p>-0.01420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9627">
                <text:p>-1.89627</text:p>
              </table:table-cell>
              <table:table-cell office:value-type="float" office:value="0.11772">
                <text:p>0.117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953">
                <text:p>-1.23953</text:p>
              </table:table-cell>
              <table:table-cell office:value-type="float" office:value="-0.457355">
                <text:p>-0.4573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85817">
                <text:p>-0.885817</text:p>
              </table:table-cell>
              <table:table-cell office:value-type="float" office:value="0.12156">
                <text:p>0.121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6675">
                <text:p>-2.06675</text:p>
              </table:table-cell>
              <table:table-cell office:value-type="float" office:value="-0.141921">
                <text:p>-0.1419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57941">
                <text:p>-0.557941</text:p>
              </table:table-cell>
              <table:table-cell office:value-type="float" office:value="-0.418863">
                <text:p>-0.4188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3596">
                <text:p>-2.63596</text:p>
              </table:table-cell>
              <table:table-cell office:value-type="float" office:value="-0.102853">
                <text:p>-0.102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74866">
                <text:p>-2.74866</text:p>
              </table:table-cell>
              <table:table-cell office:value-type="float" office:value="-0.351796">
                <text:p>-0.3517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048">
                <text:p>-1.6048</text:p>
              </table:table-cell>
              <table:table-cell office:value-type="float" office:value="-0.187027">
                <text:p>-0.1870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50125">
                <text:p>-0.450125</text:p>
              </table:table-cell>
              <table:table-cell office:value-type="float" office:value="-0.335052">
                <text:p>-0.3350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2308">
                <text:p>-2.22308</text:p>
              </table:table-cell>
              <table:table-cell office:value-type="float" office:value="-0.258855">
                <text:p>-0.2588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004">
                <text:p>-2.4004</text:p>
              </table:table-cell>
              <table:table-cell office:value-type="float" office:value="-0.173146">
                <text:p>-0.1731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1649">
                <text:p>-2.11649</text:p>
              </table:table-cell>
              <table:table-cell office:value-type="float" office:value="-0.131222">
                <text:p>-0.1312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9946">
                <text:p>-1.59946</text:p>
              </table:table-cell>
              <table:table-cell office:value-type="float" office:value="-0.383557">
                <text:p>-0.3835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9468">
                <text:p>-1.69468</text:p>
              </table:table-cell>
              <table:table-cell office:value-type="float" office:value="-0.845225">
                <text:p>-0.845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